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9.322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7.796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0.58cm"/>
    </style:style>
    <style:style style:name="co11" style:family="table-column">
      <style:table-column-properties fo:break-before="auto" style:column-width="5.48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6.925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1.752cm"/>
    </style:style>
    <style:style style:name="co16" style:family="table-column">
      <style:table-column-properties fo:break-before="auto" style:column-width="2.104cm"/>
    </style:style>
    <style:style style:name="co17" style:family="table-column">
      <style:table-column-properties fo:break-before="auto" style:column-width="8.886cm"/>
    </style:style>
    <style:style style:name="co18" style:family="table-column">
      <style:table-column-properties fo:break-before="auto" style:column-width="3.166cm"/>
    </style:style>
    <style:style style:name="co19" style:family="table-column">
      <style:table-column-properties fo:break-before="auto" style:column-width="4.856cm"/>
    </style:style>
    <style:style style:name="co20" style:family="table-column">
      <style:table-column-properties fo:break-before="auto" style:column-width="10.874cm"/>
    </style:style>
    <style:style style:name="co21" style:family="table-column">
      <style:table-column-properties fo:break-before="auto" style:column-width="1.559cm"/>
    </style:style>
    <style:style style:name="co22" style:family="table-column">
      <style:table-column-properties fo:break-before="auto" style:column-width="2.731cm"/>
    </style:style>
    <style:style style:name="co23" style:family="table-column">
      <style:table-column-properties fo:break-before="auto" style:column-width="6.599cm"/>
    </style:style>
    <style:style style:name="co24" style:family="table-column">
      <style:table-column-properties fo:break-before="auto" style:column-width="8.858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6.244cm"/>
    </style:style>
    <style:style style:name="co27" style:family="table-column">
      <style:table-column-properties fo:break-before="auto" style:column-width="1.533cm"/>
    </style:style>
    <style:style style:name="co28" style:family="table-column">
      <style:table-column-properties fo:break-before="auto" style:column-width="3.276cm"/>
    </style:style>
    <style:style style:name="co29" style:family="table-column">
      <style:table-column-properties fo:break-before="auto" style:column-width="3.766cm"/>
    </style:style>
    <style:style style:name="co30" style:family="table-column">
      <style:table-column-properties fo:break-before="auto" style:column-width="0.497cm"/>
    </style:style>
    <style:style style:name="co31" style:family="table-column">
      <style:table-column-properties fo:break-before="auto" style:column-width="8.0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crm apr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16359" table:default-cell-style-name="Default"/>
        <table:table-row table:style-name="ro1">
          <table:table-cell office:value-type="string" calcext:value-type="string">
            <text:p>ORDERNO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BOOKINGUNI</text:p>
          </table:table-cell>
          <table:table-cell office:value-type="string" calcext:value-type="string">
            <text:p>PUBDATE</text:p>
          </table:table-cell>
          <table:table-cell office:value-type="string" calcext:value-type="string">
            <text:p>EDCOMB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AGCODE</text:p>
          </table:table-cell>
          <table:table-cell office:value-type="string" calcext:value-type="string">
            <text:p>AGNAME</text:p>
          </table:table-cell>
          <table:table-cell office:value-type="string" calcext:value-type="string">
            <text:p>AGPLA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TYDESC</text:p>
          </table:table-cell>
          <table:table-cell office:value-type="string" calcext:value-type="string">
            <text:p>ADVERTISER</text:p>
          </table:table-cell>
          <table:table-cell office:value-type="string" calcext:value-type="string">
            <text:p>ADVNAME</text:p>
          </table:table-cell>
          <table:table-cell office:value-type="string" calcext:value-type="string">
            <text:p>GROSSAMT</text:p>
          </table:table-cell>
          <table:table-cell office:value-type="string" calcext:value-type="string">
            <text:p>NETAM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PRODHIERCHY</text:p>
          </table:table-cell>
          <table:table-cell office:value-type="string" calcext:value-type="string">
            <text:p>PRODHIERTEXT</text:p>
          </table:table-cell>
          <table:table-cell office:value-type="string" calcext:value-type="string">
            <text:p>ADSPECTEXT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LORBW</text:p>
          </table:table-cell>
          <table:table-cell office:value-type="string" calcext:value-type="string">
            <text:p>MOBILENO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ATPATH</text:p>
          </table:table-cell>
          <table:table-cell table:number-columns-repeated="16359"/>
        </table:table-row>
        <table:table-row table:style-name="ro1">
          <table:table-cell office:value-type="float" office:value="13539308" calcext:value-type="float">
            <text:p>13539308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MME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R</text:p>
          </table:table-cell>
          <table:table-cell office:value-type="float" office:value="6019615" calcext:value-type="float">
            <text:p>6019615</text:p>
          </table:table-cell>
          <table:table-cell office:value-type="string" calcext:value-type="string">
            <text:p>ONE TIME CUSTOMER, COCHIN.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 PAI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MR AJIT PAUL, PALIATH HOUSE,</text:p>
          </table:table-cell>
          <table:table-cell office:value-type="float" office:value="33520" calcext:value-type="float">
            <text:p>33520</text:p>
          </table:table-cell>
          <table:table-cell office:value-type="float" office:value="35196" calcext:value-type="float">
            <text:p>3519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UL P PALIATH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\\10.1.4.14\QASDATA\MATTERPDF\13539308_1.PDF</text:p>
          </table:table-cell>
          <table:table-cell table:number-columns-repeated="16359"/>
        </table:table-row>
        <table:table-row table:style-name="ro1">
          <table:table-cell table:style-name="ce3" office:value-type="float" office:value="13545447" calcext:value-type="float">
            <text:p>13545447</text:p>
          </table:table-cell>
          <table:table-cell table:style-name="ce3" office:value-type="string" calcext:value-type="string">
            <text:p>TVM</text:p>
          </table:table-cell>
          <table:table-cell table:style-name="ce3" office:value-type="string" calcext:value-type="string">
            <text:p>MMMT</text:p>
          </table:table-cell>
          <table:table-cell table:style-name="ce3" office:value-type="string" calcext:value-type="string">
            <text:p>01.04.2022</text:p>
          </table:table-cell>
          <table:table-cell table:style-name="ce3" office:value-type="string" calcext:value-type="string">
            <text:p>TVM</text:p>
          </table:table-cell>
          <table:table-cell table:style-name="ce3" office:value-type="string" calcext:value-type="string">
            <text:p>PR</text:p>
          </table:table-cell>
          <table:table-cell table:style-name="ce3" office:value-type="float" office:value="6019617" calcext:value-type="float">
            <text:p>6019617</text:p>
          </table:table-cell>
          <table:table-cell table:style-name="ce3" office:value-type="string" calcext:value-type="string">
            <text:p>ONE TIME CUSTOMER, TRIVANDRUM.</text:p>
          </table:table-cell>
          <table:table-cell table:style-name="ce3" office:value-type="string" calcext:value-type="string">
            <text:p>THIRUVANANTH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PRE PAID</text:p>
          </table:table-cell>
          <table:table-cell table:style-name="ce3" office:value-type="float" office:value="6000000" calcext:value-type="float">
            <text:p>6000000</text:p>
          </table:table-cell>
          <table:table-cell table:style-name="ce3" office:value-type="string" calcext:value-type="string">
            <text:p>sici mathew</text:p>
          </table:table-cell>
          <table:table-cell table:style-name="ce3" office:value-type="float" office:value="24400" calcext:value-type="float">
            <text:p>24400</text:p>
          </table:table-cell>
          <table:table-cell table:style-name="ce3" office:value-type="float" office:value="25620" calcext:value-type="float">
            <text:p>2562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mathen abraham/IN MEMORY</text:p>
          </table:table-cell>
          <table:table-cell table:style-name="ce3" office:value-type="float" office:value="370000600000060" calcext:value-type="float">
            <text:p>370000600000060</text:p>
          </table:table-cell>
          <table:table-cell table:style-name="ce3" office:value-type="string" calcext:value-type="string">
            <text:p>IN MEMORY</text:p>
          </table:table-cell>
          <table:table-cell table:style-name="ce3" office:value-type="string" calcext:value-type="string">
            <text:p>matter attcahed photo archive</text:p>
          </table:table-cell>
          <table:table-cell table:style-name="ce3" office:value-type="string" calcext:value-type="string">
            <text:p>REGL</text:p>
          </table:table-cell>
          <table:table-cell table:style-name="ce3" office:value-type="string" calcext:value-type="string">
            <text:p>Color</text:p>
          </table:table-cell>
          <table:table-cell table:style-name="ce3" office:value-type="float" office:value="7907432947" calcext:value-type="float">
            <text:p>7907432947</text:p>
          </table:table-cell>
          <table:table-cell table:style-name="ce3"/>
          <table:table-cell table:style-name="ce3" office:value-type="string" calcext:value-type="string">
            <text:p>\\10.1.4.14\QASDATA\MATTERPDF\13545447_1.PDF</text:p>
          </table:table-cell>
          <table:table-cell table:style-name="ce3" table:number-columns-repeated="16359"/>
        </table:table-row>
        <table:table-row table:style-name="ro1">
          <table:table-cell office:value-type="float" office:value="13554508" calcext:value-type="float">
            <text:p>13554508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MME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R</text:p>
          </table:table-cell>
          <table:table-cell office:value-type="float" office:value="6000038" calcext:value-type="float">
            <text:p>6000038</text:p>
          </table:table-cell>
          <table:table-cell office:value-type="string" calcext:value-type="string">
            <text:p>PRABHAKARAN B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JOHN.P. MATHEW</text:p>
          </table:table-cell>
          <table:table-cell office:value-type="float" office:value="13938" calcext:value-type="float">
            <text:p>13938</text:p>
          </table:table-cell>
          <table:table-cell office:value-type="float" office:value="14634.9" calcext:value-type="float">
            <text:p>14634.9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SARAMA MATHAI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CORRECTION IN ART WORK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895489499" calcext:value-type="float">
            <text:p>9895489499</text:p>
          </table:table-cell>
          <table:table-cell/>
          <table:table-cell office:value-type="string" calcext:value-type="string">
            <text:p>\\10.1.4.14\QASDATA\MATTERPDF\13554508_1.PDF</text:p>
          </table:table-cell>
          <table:table-cell table:number-columns-repeated="16359"/>
        </table:table-row>
        <table:table-row table:style-name="ro1">
          <table:table-cell office:value-type="float" office:value="13561358" calcext:value-type="float">
            <text:p>13561358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MME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R</text:p>
          </table:table-cell>
          <table:table-cell office:value-type="float" office:value="6000655" calcext:value-type="float">
            <text:p>6000655</text:p>
          </table:table-cell>
          <table:table-cell office:value-type="string" calcext:value-type="string">
            <text:p>VISWANATHA PRABHU V P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M.V. SABU</text:p>
          </table:table-cell>
          <table:table-cell office:value-type="float" office:value="13938.4" calcext:value-type="float">
            <text:p>13938.4</text:p>
          </table:table-cell>
          <table:table-cell office:value-type="float" office:value="14635.32" calcext:value-type="float">
            <text:p>14635.32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THREESA VARGHESE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94478 73422</text:p>
          </table:table-cell>
          <table:table-cell office:value-type="string" calcext:value-type="string">
            <text:p>vpvp9388631422@gmail.com</text:p>
          </table:table-cell>
          <table:table-cell office:value-type="string" calcext:value-type="string">
            <text:p>\\10.1.4.14\QASDATA\MATTERPDF\13561358_1.PDF</text:p>
          </table:table-cell>
          <table:table-cell table:number-columns-repeated="16359"/>
        </table:table-row>
        <table:table-row table:style-name="ro1">
          <table:table-cell office:value-type="float" office:value="13562152" calcext:value-type="float">
            <text:p>13562152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MMMP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PR</text:p>
          </table:table-cell>
          <table:table-cell office:value-type="float" office:value="6155732" calcext:value-type="float">
            <text:p>6155732</text:p>
          </table:table-cell>
          <table:table-cell office:value-type="string" calcext:value-type="string">
            <text:p>SUNIL JOHN</text:p>
          </table:table-cell>
          <table:table-cell office:value-type="string" calcext:value-type="string">
            <text:p>PATHANAMTH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LEELAMMA JOSEPH</text:p>
          </table:table-cell>
          <table:table-cell office:value-type="float" office:value="6140.8" calcext:value-type="float">
            <text:p>6140.8</text:p>
          </table:table-cell>
          <table:table-cell office:value-type="float" office:value="6447.84" calcext:value-type="float">
            <text:p>6447.84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IN MEM LEELAMMA JOSEPH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ATTER FOLDER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8606215785" calcext:value-type="float">
            <text:p>8606215785</text:p>
          </table:table-cell>
          <table:table-cell/>
          <table:table-cell office:value-type="string" calcext:value-type="string">
            <text:p>\\10.1.4.14\QASDATA\MATTERPDF\13562152_1.PDF</text:p>
          </table:table-cell>
          <table:table-cell table:number-columns-repeated="16359"/>
        </table:table-row>
        <table:table-row table:style-name="ro1">
          <table:table-cell office:value-type="float" office:value="13564133" calcext:value-type="float">
            <text:p>13564133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MMMP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PR</text:p>
          </table:table-cell>
          <table:table-cell office:value-type="float" office:value="6015851" calcext:value-type="float">
            <text:p>6015851</text:p>
          </table:table-cell>
          <table:table-cell office:value-type="string" calcext:value-type="string">
            <text:p>RAJU J.,MANORAMA AGENT,KADAMPANAD.</text:p>
          </table:table-cell>
          <table:table-cell office:value-type="string" calcext:value-type="string">
            <text:p>PATHANAMTH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IN MEM-M.K ABRAHAM</text:p>
          </table:table-cell>
          <table:table-cell office:value-type="float" office:value="5373.2" calcext:value-type="float">
            <text:p>5373.2</text:p>
          </table:table-cell>
          <table:table-cell office:value-type="float" office:value="5641.86" calcext:value-type="float">
            <text:p>5641.86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IN MEM-M.K ABRAHAM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IN MEM-M.K ABRAHAM - MTL MKTG FOLDER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9446708772" calcext:value-type="float">
            <text:p>9446708772</text:p>
          </table:table-cell>
          <table:table-cell/>
          <table:table-cell office:value-type="string" calcext:value-type="string">
            <text:p>\\10.1.4.14\QASDATA\MATTERPDF\13564133_1.PDF</text:p>
          </table:table-cell>
          <table:table-cell table:number-columns-repeated="16359"/>
        </table:table-row>
        <table:table-row table:style-name="ro1">
          <table:table-cell office:value-type="float" office:value="13564235" calcext:value-type="float">
            <text:p>13564235</text:p>
          </table:table-cell>
          <table:table-cell office:value-type="string" calcext:value-type="string">
            <text:p>TVM</text:p>
          </table:table-cell>
          <table:table-cell office:value-type="string" calcext:value-type="string">
            <text:p>MMMT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TVM</text:p>
          </table:table-cell>
          <table:table-cell office:value-type="string" calcext:value-type="string">
            <text:p>PR</text:p>
          </table:table-cell>
          <table:table-cell office:value-type="float" office:value="6019617" calcext:value-type="float">
            <text:p>6019617</text:p>
          </table:table-cell>
          <table:table-cell office:value-type="string" calcext:value-type="string">
            <text:p>ONE TIME CUSTOMER, TRIVANDRUM.</text:p>
          </table:table-cell>
          <table:table-cell office:value-type="string" calcext:value-type="string">
            <text:p>THIRUVANANT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 PAI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CHRISTUDAS L JOSE</text:p>
          </table:table-cell>
          <table:table-cell office:value-type="float" office:value="7046.72" calcext:value-type="float">
            <text:p>7046.72</text:p>
          </table:table-cell>
          <table:table-cell office:value-type="float" office:value="7399.06" calcext:value-type="float">
            <text:p>7399.06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SR MARY BEATRICE JOSE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AT AT TVM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9446945333" calcext:value-type="float">
            <text:p>9446945333</text:p>
          </table:table-cell>
          <table:table-cell/>
          <table:table-cell office:value-type="string" calcext:value-type="string">
            <text:p>\\10.1.4.14\QASDATA\MATTERPDF\13564235_1.PDF</text:p>
          </table:table-cell>
          <table:table-cell table:number-columns-repeated="16359"/>
        </table:table-row>
        <table:table-row table:style-name="ro1">
          <table:table-cell office:value-type="float" office:value="13564327" calcext:value-type="float">
            <text:p>13564327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MMMK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PR</text:p>
          </table:table-cell>
          <table:table-cell office:value-type="float" office:value="6004051" calcext:value-type="float">
            <text:p>6004051</text:p>
          </table:table-cell>
          <table:table-cell office:value-type="string" calcext:value-type="string">
            <text:p>BENNY T V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BENNY 9605843322</text:p>
          </table:table-cell>
          <table:table-cell office:value-type="float" office:value="8542.4" calcext:value-type="float">
            <text:p>8542.4</text:p>
          </table:table-cell>
          <table:table-cell office:value-type="float" office:value="8969.52" calcext:value-type="float">
            <text:p>8969.52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A K Somasekharan Nair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FRONT DESK ARCHIVE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9605843322" calcext:value-type="float">
            <text:p>9605843322</text:p>
          </table:table-cell>
          <table:table-cell/>
          <table:table-cell office:value-type="string" calcext:value-type="string">
            <text:p>\\10.1.4.14\QASDATA\MATTERPDF\13564327_1.PDF</text:p>
          </table:table-cell>
          <table:table-cell table:number-columns-repeated="16359"/>
        </table:table-row>
        <table:table-row table:style-name="ro1">
          <table:table-cell office:value-type="float" office:value="13564685" calcext:value-type="float">
            <text:p>13564685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MME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HN-MPM-KTM</text:p>
          </table:table-cell>
          <table:table-cell office:value-type="string" calcext:value-type="string">
            <text:p>PR</text:p>
          </table:table-cell>
          <table:table-cell office:value-type="float" office:value="6000457" calcext:value-type="float">
            <text:p>6000457</text:p>
          </table:table-cell>
          <table:table-cell office:value-type="string" calcext:value-type="string">
            <text:p>MOBEESH M K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MEGHA GANITES</text:p>
          </table:table-cell>
          <table:table-cell office:value-type="float" office:value="95892" calcext:value-type="float">
            <text:p>95892</text:p>
          </table:table-cell>
          <table:table-cell office:value-type="float" office:value="100686.6" calcext:value-type="float">
            <text:p>100686.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V N PAVITHRAN/IN MEMORY</text:p>
          </table:table-cell>
          <table:table-cell office:value-type="float" office:value="230000200007322" calcext:value-type="float">
            <text:p>230000200007322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847243508" calcext:value-type="float">
            <text:p>9847243508</text:p>
          </table:table-cell>
          <table:table-cell/>
          <table:table-cell office:value-type="string" calcext:value-type="string">
            <text:p>\\10.1.4.14\QASDATA\MATTERPDF\13564685_1.PDF</text:p>
          </table:table-cell>
          <table:table-cell table:number-columns-repeated="16359"/>
        </table:table-row>
        <table:table-row table:style-name="ro1">
          <table:table-cell office:value-type="float" office:value="13564685" calcext:value-type="float">
            <text:p>13564685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MMM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HN-MPM-KTM</text:p>
          </table:table-cell>
          <table:table-cell office:value-type="string" calcext:value-type="string">
            <text:p>PR</text:p>
          </table:table-cell>
          <table:table-cell office:value-type="float" office:value="6000457" calcext:value-type="float">
            <text:p>6000457</text:p>
          </table:table-cell>
          <table:table-cell office:value-type="string" calcext:value-type="string">
            <text:p>MOBEESH M K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MEGHA GANITES</text:p>
          </table:table-cell>
          <table:table-cell office:value-type="float" office:value="31476" calcext:value-type="float">
            <text:p>31476</text:p>
          </table:table-cell>
          <table:table-cell office:value-type="float" office:value="33049.8" calcext:value-type="float">
            <text:p>33049.8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V N PAVITHRAN/IN MEMORY</text:p>
          </table:table-cell>
          <table:table-cell office:value-type="float" office:value="230000200007322" calcext:value-type="float">
            <text:p>230000200007322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847243508" calcext:value-type="float">
            <text:p>9847243508</text:p>
          </table:table-cell>
          <table:table-cell/>
          <table:table-cell office:value-type="string" calcext:value-type="string">
            <text:p>\\10.1.4.14\QASDATA\MATTERPDF\13564685_1.PDF</text:p>
          </table:table-cell>
          <table:table-cell table:number-columns-repeated="16359"/>
        </table:table-row>
        <table:table-row table:style-name="ro1">
          <table:table-cell office:value-type="float" office:value="13564685" calcext:value-type="float">
            <text:p>13564685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MMK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HN-MPM-KTM</text:p>
          </table:table-cell>
          <table:table-cell office:value-type="string" calcext:value-type="string">
            <text:p>PR</text:p>
          </table:table-cell>
          <table:table-cell office:value-type="float" office:value="6000457" calcext:value-type="float">
            <text:p>6000457</text:p>
          </table:table-cell>
          <table:table-cell office:value-type="string" calcext:value-type="string">
            <text:p>MOBEESH M K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MEGHA GANITES</text:p>
          </table:table-cell>
          <table:table-cell office:value-type="float" office:value="64233" calcext:value-type="float">
            <text:p>64233</text:p>
          </table:table-cell>
          <table:table-cell office:value-type="float" office:value="67444.66" calcext:value-type="float">
            <text:p>67444.6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V N PAVITHRAN/IN MEMORY</text:p>
          </table:table-cell>
          <table:table-cell office:value-type="float" office:value="230000200007322" calcext:value-type="float">
            <text:p>230000200007322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847243508" calcext:value-type="float">
            <text:p>9847243508</text:p>
          </table:table-cell>
          <table:table-cell/>
          <table:table-cell office:value-type="string" calcext:value-type="string">
            <text:p>\\10.1.4.14\QASDATA\MATTERPDF\13564685_1.PDF</text:p>
          </table:table-cell>
          <table:table-cell table:number-columns-repeated="16359"/>
        </table:table-row>
        <table:table-row table:style-name="ro1">
          <table:table-cell office:value-type="float" office:value="13564957" calcext:value-type="float">
            <text:p>13564957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MMML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PR</text:p>
          </table:table-cell>
          <table:table-cell office:value-type="float" office:value="6022880" calcext:value-type="float">
            <text:p>6022880</text:p>
          </table:table-cell>
          <table:table-cell office:value-type="string" calcext:value-type="string">
            <text:p>ONE TIME CUSTOMER, (CREDIT CARD)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THER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PANTALEON K J</text:p>
          </table:table-cell>
          <table:table-cell office:value-type="float" office:value="5373.2" calcext:value-type="float">
            <text:p>5373.2</text:p>
          </table:table-cell>
          <table:table-cell office:value-type="float" office:value="5641.86" calcext:value-type="float">
            <text:p>5641.86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SUSEELA JAMES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ATTER &amp; PHOTO COMPOSING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\\10.1.4.14\QASDATA\MATTERPDF\13564957_1.PDF</text:p>
          </table:table-cell>
          <table:table-cell table:number-columns-repeated="16359"/>
        </table:table-row>
        <table:table-row table:style-name="ro1">
          <table:table-cell office:value-type="float" office:value="13565030" calcext:value-type="float">
            <text:p>13565030</text:p>
          </table:table-cell>
          <table:table-cell office:value-type="string" calcext:value-type="string">
            <text:p>TVM</text:p>
          </table:table-cell>
          <table:table-cell office:value-type="string" calcext:value-type="string">
            <text:p>MMMT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TVM</text:p>
          </table:table-cell>
          <table:table-cell office:value-type="string" calcext:value-type="string">
            <text:p>PR</text:p>
          </table:table-cell>
          <table:table-cell office:value-type="float" office:value="6008426" calcext:value-type="float">
            <text:p>6008426</text:p>
          </table:table-cell>
          <table:table-cell office:value-type="string" calcext:value-type="string">
            <text:p>KRISHNAN <text:s/>R</text:p>
          </table:table-cell>
          <table:table-cell office:value-type="string" calcext:value-type="string">
            <text:p>THIRUVANAN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krishnan</text:p>
          </table:table-cell>
          <table:table-cell office:value-type="float" office:value="15616" calcext:value-type="float">
            <text:p>15616</text:p>
          </table:table-cell>
          <table:table-cell office:value-type="float" office:value="16396.8" calcext:value-type="float">
            <text:p>16396.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swaran pillai and kamalamma/IN MEM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eterial in archive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9288008910" calcext:value-type="float">
            <text:p>9288008910</text:p>
          </table:table-cell>
          <table:table-cell/>
          <table:table-cell office:value-type="string" calcext:value-type="string">
            <text:p>\\10.1.4.14\QASDATA\MATTERPDF\13565030_1.PDF</text:p>
          </table:table-cell>
          <table:table-cell table:number-columns-repeated="16359"/>
        </table:table-row>
        <table:table-row table:style-name="ro1">
          <table:table-cell office:value-type="float" office:value="13565085" calcext:value-type="float">
            <text:p>13565085</text:p>
          </table:table-cell>
          <table:table-cell office:value-type="string" calcext:value-type="string">
            <text:p>MPM</text:p>
          </table:table-cell>
          <table:table-cell office:value-type="string" calcext:value-type="string">
            <text:p>MMSMN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MPM - N</text:p>
          </table:table-cell>
          <table:table-cell office:value-type="string" calcext:value-type="string">
            <text:p>PR</text:p>
          </table:table-cell>
          <table:table-cell office:value-type="float" office:value="6010832" calcext:value-type="float">
            <text:p>6010832</text:p>
          </table:table-cell>
          <table:table-cell office:value-type="string" calcext:value-type="string">
            <text:p>VARGHESE K C</text:p>
          </table:table-cell>
          <table:table-cell office:value-type="string" calcext:value-type="string">
            <text:p>MALAPPURA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KUNHUMON. PV IN MEMMO</text:p>
          </table:table-cell>
          <table:table-cell office:value-type="float" office:value="2766.4" calcext:value-type="float">
            <text:p>2766.4</text:p>
          </table:table-cell>
          <table:table-cell office:value-type="float" office:value="2904.72" calcext:value-type="float">
            <text:p>2904.72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KUNHUMON. PV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7928244" calcext:value-type="float">
            <text:p>9447928244</text:p>
          </table:table-cell>
          <table:table-cell/>
          <table:table-cell office:value-type="string" calcext:value-type="string">
            <text:p>\\10.1.4.14\QASDATA\MATTERPDF\13565085_1.PDF</text:p>
          </table:table-cell>
          <table:table-cell table:number-columns-repeated="16359"/>
        </table:table-row>
        <table:table-row table:style-name="ro1">
          <table:table-cell office:value-type="float" office:value="13565114" calcext:value-type="float">
            <text:p>13565114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MMMN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PR</text:p>
          </table:table-cell>
          <table:table-cell office:value-type="float" office:value="6025649" calcext:value-type="float">
            <text:p>6025649</text:p>
          </table:table-cell>
          <table:table-cell office:value-type="string" calcext:value-type="string">
            <text:p>BABU P V KANNUR</text:p>
          </table:table-cell>
          <table:table-cell office:value-type="string" calcext:value-type="string">
            <text:p>CANNANO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DVT. CANVASSING AGENT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KUTTICHAN</text:p>
          </table:table-cell>
          <table:table-cell office:value-type="float" office:value="5228.8" calcext:value-type="float">
            <text:p>5228.8</text:p>
          </table:table-cell>
          <table:table-cell office:value-type="float" office:value="5490.24" calcext:value-type="float">
            <text:p>5490.24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THRESYAMMA KALLANMARUKUNNEL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table:number-columns-repeated="2"/>
          <table:table-cell office:value-type="string" calcext:value-type="string">
            <text:p>\\10.1.4.14\QASDATA\MATTERPDF\13565114_1.PDF</text:p>
          </table:table-cell>
          <table:table-cell table:number-columns-repeated="16359"/>
        </table:table-row>
        <table:table-row table:style-name="ro1">
          <table:table-cell office:value-type="float" office:value="13565397" calcext:value-type="float">
            <text:p>13565397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MMME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R</text:p>
          </table:table-cell>
          <table:table-cell office:value-type="float" office:value="6123495" calcext:value-type="float">
            <text:p>6123495</text:p>
          </table:table-cell>
          <table:table-cell office:value-type="string" calcext:value-type="string">
            <text:p>SUGATHAKUMARI T N</text:p>
          </table:table-cell>
          <table:table-cell office:value-type="string" calcext:value-type="string">
            <text:p>ALLEPP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GRETA SEBASTIAN</text:p>
          </table:table-cell>
          <table:table-cell office:value-type="float" office:value="11947.2" calcext:value-type="float">
            <text:p>11947.2</text:p>
          </table:table-cell>
          <table:table-cell office:value-type="float" office:value="12544.56" calcext:value-type="float">
            <text:p>12544.56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K J SEBASTIAN/IN MEMORY</text:p>
          </table:table-cell>
          <table:table-cell office:value-type="float" office:value="230000200007322" calcext:value-type="float">
            <text:p>230000200007322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ARTWORK DONE AT KODIMATHA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846478739" calcext:value-type="float">
            <text:p>9846478739</text:p>
          </table:table-cell>
          <table:table-cell/>
          <table:table-cell office:value-type="string" calcext:value-type="string">
            <text:p>\\10.1.4.14\QASDATA\MATTERPDF\13565397_1.PDF</text:p>
          </table:table-cell>
          <table:table-cell table:number-columns-repeated="16359"/>
        </table:table-row>
        <table:table-row table:style-name="ro1">
          <table:table-cell office:value-type="float" office:value="13565577" calcext:value-type="float">
            <text:p>13565577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MMMK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PR</text:p>
          </table:table-cell>
          <table:table-cell office:value-type="float" office:value="6003805" calcext:value-type="float">
            <text:p>6003805</text:p>
          </table:table-cell>
          <table:table-cell office:value-type="string" calcext:value-type="string">
            <text:p>CHACKO CHACKO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CHACKO CHACKO</text:p>
          </table:table-cell>
          <table:table-cell office:value-type="float" office:value="8542.4" calcext:value-type="float">
            <text:p>8542.4</text:p>
          </table:table-cell>
          <table:table-cell office:value-type="float" office:value="8969.52" calcext:value-type="float">
            <text:p>8969.52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P M Mathew (Joy Sir)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front desk archive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9847260944" calcext:value-type="float">
            <text:p>9847260944</text:p>
          </table:table-cell>
          <table:table-cell/>
          <table:table-cell office:value-type="string" calcext:value-type="string">
            <text:p>\\10.1.4.14\QASDATA\MATTERPDF\13565577_1.PDF</text:p>
          </table:table-cell>
          <table:table-cell table:number-columns-repeated="16359"/>
        </table:table-row>
        <table:table-row table:style-name="ro1">
          <table:table-cell office:value-type="float" office:value="13565584" calcext:value-type="float">
            <text:p>13565584</text:p>
          </table:table-cell>
          <table:table-cell office:value-type="string" calcext:value-type="string">
            <text:p>TCR</text:p>
          </table:table-cell>
          <table:table-cell office:value-type="string" calcext:value-type="string">
            <text:p>MMMR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TCR</text:p>
          </table:table-cell>
          <table:table-cell office:value-type="string" calcext:value-type="string">
            <text:p>PR</text:p>
          </table:table-cell>
          <table:table-cell office:value-type="float" office:value="6028839" calcext:value-type="float">
            <text:p>6028839</text:p>
          </table:table-cell>
          <table:table-cell office:value-type="string" calcext:value-type="string">
            <text:p>JOHNSON V P</text:p>
          </table:table-cell>
          <table:table-cell office:value-type="string" calcext:value-type="string">
            <text:p>TRICHU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KURIAKKOSE FAMILY</text:p>
          </table:table-cell>
          <table:table-cell office:value-type="float" office:value="5373.2" calcext:value-type="float">
            <text:p>5373.2</text:p>
          </table:table-cell>
          <table:table-cell office:value-type="float" office:value="5641.86" calcext:value-type="float">
            <text:p>5641.86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KURIAKKOSE FAMILY CHEERAN HOUS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IN MEM KURIAKKOSE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04884 252054</text:p>
          </table:table-cell>
          <table:table-cell/>
          <table:table-cell office:value-type="string" calcext:value-type="string">
            <text:p>\\10.1.4.14\QASDATA\MATTERPDF\13565584_1.PDF</text:p>
          </table:table-cell>
          <table:table-cell table:number-columns-repeated="16359"/>
        </table:table-row>
        <table:table-row table:style-name="ro1">
          <table:table-cell office:value-type="float" office:value="13565633" calcext:value-type="float">
            <text:p>13565633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MMMN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PR</text:p>
          </table:table-cell>
          <table:table-cell office:value-type="float" office:value="6033796" calcext:value-type="float">
            <text:p>6033796</text:p>
          </table:table-cell>
          <table:table-cell office:value-type="string" calcext:value-type="string">
            <text:p>ONE TIME CUSTOMER, KANNUR..</text:p>
          </table:table-cell>
          <table:table-cell office:value-type="string" calcext:value-type="string">
            <text:p>CANNANO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 PAI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HEERA HAREESH</text:p>
          </table:table-cell>
          <table:table-cell office:value-type="float" office:value="20640" calcext:value-type="float">
            <text:p>20640</text:p>
          </table:table-cell>
          <table:table-cell office:value-type="float" office:value="21672" calcext:value-type="float">
            <text:p>2167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.V.HAREESH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7558053458" calcext:value-type="float">
            <text:p>7558053458</text:p>
          </table:table-cell>
          <table:table-cell/>
          <table:table-cell office:value-type="string" calcext:value-type="string">
            <text:p>\\10.1.4.14\QASDATA\MATTERPDF\13565633_1.PDF</text:p>
          </table:table-cell>
          <table:table-cell table:number-columns-repeated="16359"/>
        </table:table-row>
        <table:table-row table:style-name="ro1">
          <table:table-cell office:value-type="float" office:value="13565690" calcext:value-type="float">
            <text:p>13565690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MMMP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PR</text:p>
          </table:table-cell>
          <table:table-cell office:value-type="float" office:value="6028944" calcext:value-type="float">
            <text:p>6028944</text:p>
          </table:table-cell>
          <table:table-cell office:value-type="string" calcext:value-type="string">
            <text:p>ONE TIME CUSTOMER, TIRUVELLA.</text:p>
          </table:table-cell>
          <table:table-cell office:value-type="string" calcext:value-type="string">
            <text:p>PATHANAMTHI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 PAI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K M GHEEVARGHESE</text:p>
          </table:table-cell>
          <table:table-cell office:value-type="float" office:value="6140.8" calcext:value-type="float">
            <text:p>6140.8</text:p>
          </table:table-cell>
          <table:table-cell office:value-type="float" office:value="6447.84" calcext:value-type="float">
            <text:p>6447.84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SOSAMMA GHEEVARGHESE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ATTER SAVED TO MKTG FOLDER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\\10.1.4.14\QASDATA\MATTERPDF\13565690_1.PDF</text:p>
          </table:table-cell>
          <table:table-cell table:number-columns-repeated="16359"/>
        </table:table-row>
        <table:table-row table:style-name="ro1">
          <table:table-cell office:value-type="float" office:value="13565703" calcext:value-type="float">
            <text:p>13565703</text:p>
          </table:table-cell>
          <table:table-cell office:value-type="string" calcext:value-type="string">
            <text:p>TCR</text:p>
          </table:table-cell>
          <table:table-cell office:value-type="string" calcext:value-type="string">
            <text:p>MMMR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TCR</text:p>
          </table:table-cell>
          <table:table-cell office:value-type="string" calcext:value-type="string">
            <text:p>PR</text:p>
          </table:table-cell>
          <table:table-cell office:value-type="float" office:value="6030571" calcext:value-type="float">
            <text:p>6030571</text:p>
          </table:table-cell>
          <table:table-cell office:value-type="string" calcext:value-type="string">
            <text:p>ONE TIME CUSTOMER, TRICHUR.</text:p>
          </table:table-cell>
          <table:table-cell office:value-type="string" calcext:value-type="string">
            <text:p>TRICHU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 PAI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Paulose, Kalathuparambil Nellissery</text:p>
          </table:table-cell>
          <table:table-cell office:value-type="float" office:value="7660.8" calcext:value-type="float">
            <text:p>7660.8</text:p>
          </table:table-cell>
          <table:table-cell office:value-type="float" office:value="8043.84" calcext:value-type="float">
            <text:p>8043.84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95th Birthday-Kalathuparambil Paulo/BIRT</text:p>
          </table:table-cell>
          <table:table-cell office:value-type="float" office:value="370000100000001" calcext:value-type="float">
            <text:p>370000100000001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95th Birthday -Kalathuparambil Paulose-Good Positi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846489932" calcext:value-type="float">
            <text:p>9846489932</text:p>
          </table:table-cell>
          <table:table-cell/>
          <table:table-cell office:value-type="string" calcext:value-type="string">
            <text:p>\\10.1.4.14\QASDATA\MATTERPDF\13565703_1.PDF</text:p>
          </table:table-cell>
          <table:table-cell table:number-columns-repeated="16359"/>
        </table:table-row>
        <table:table-row table:style-name="ro1">
          <table:table-cell office:value-type="float" office:value="13565857" calcext:value-type="float">
            <text:p>13565857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MMML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PR</text:p>
          </table:table-cell>
          <table:table-cell office:value-type="float" office:value="6002313" calcext:value-type="float">
            <text:p>6002313</text:p>
          </table:table-cell>
          <table:table-cell office:value-type="string" calcext:value-type="string">
            <text:p>DHATHAN D</text:p>
          </table:table-cell>
          <table:table-cell office:value-type="string" calcext:value-type="string">
            <text:p>ALLEPP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SURESH KUMAR</text:p>
          </table:table-cell>
          <table:table-cell office:value-type="float" office:value="8080" calcext:value-type="float">
            <text:p>8080</text:p>
          </table:table-cell>
          <table:table-cell office:value-type="float" office:value="8484" calcext:value-type="float">
            <text:p>848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 MEM OF KK NAIR &amp; SUKUMARI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ARTWORK SAVED IN FOLDER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9747967752" calcext:value-type="float">
            <text:p>9747967752</text:p>
          </table:table-cell>
          <table:table-cell office:value-type="string" calcext:value-type="string">
            <text:p>dathan4advt@gmail.com</text:p>
          </table:table-cell>
          <table:table-cell office:value-type="string" calcext:value-type="string">
            <text:p>\\10.1.4.14\QASDATA\MATTERPDF\13565857_1.PDF</text:p>
          </table:table-cell>
          <table:table-cell table:number-columns-repeated="16359"/>
        </table:table-row>
        <table:table-row table:style-name="ro1">
          <table:table-cell office:value-type="float" office:value="13565890" calcext:value-type="float">
            <text:p>13565890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MMML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PR</text:p>
          </table:table-cell>
          <table:table-cell office:value-type="float" office:value="6090982" calcext:value-type="float">
            <text:p>6090982</text:p>
          </table:table-cell>
          <table:table-cell office:value-type="string" calcext:value-type="string">
            <text:p>ROBINSON KORAYA</text:p>
          </table:table-cell>
          <table:table-cell office:value-type="string" calcext:value-type="string">
            <text:p>ALLEPP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JYOTHI DIGITAL STUDIO</text:p>
          </table:table-cell>
          <table:table-cell office:value-type="float" office:value="4605.6" calcext:value-type="float">
            <text:p>4605.6</text:p>
          </table:table-cell>
          <table:table-cell office:value-type="float" office:value="4835.88" calcext:value-type="float">
            <text:p>4835.88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IN MEM OF RAHUL RAM KUMAR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PHOTO AND MATTER FOR COMPOSING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9495477527" calcext:value-type="float">
            <text:p>9495477527</text:p>
          </table:table-cell>
          <table:table-cell office:value-type="string" calcext:value-type="string">
            <text:p>robinsonkoraya36@gmail.com</text:p>
          </table:table-cell>
          <table:table-cell office:value-type="string" calcext:value-type="string">
            <text:p>\\10.1.4.14\QASDATA\MATTERPDF\13565890_1.PDF</text:p>
          </table:table-cell>
          <table:table-cell table:number-columns-repeated="16359"/>
        </table:table-row>
        <table:table-row table:style-name="ro1">
          <table:table-cell office:value-type="float" office:value="13565892" calcext:value-type="float">
            <text:p>13565892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MMMK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PR</text:p>
          </table:table-cell>
          <table:table-cell office:value-type="float" office:value="6004215" calcext:value-type="float">
            <text:p>6004215</text:p>
          </table:table-cell>
          <table:table-cell office:value-type="string" calcext:value-type="string">
            <text:p>RANI ALEX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ARANCO</text:p>
          </table:table-cell>
          <table:table-cell office:value-type="float" office:value="9336.6" calcext:value-type="float">
            <text:p>9336.6</text:p>
          </table:table-cell>
          <table:table-cell office:value-type="float" office:value="9803.44" calcext:value-type="float">
            <text:p>9803.44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ALEYAMMA VARGHESE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656798338" calcext:value-type="float">
            <text:p>9656798338</text:p>
          </table:table-cell>
          <table:table-cell/>
          <table:table-cell office:value-type="string" calcext:value-type="string">
            <text:p>\\10.1.4.14\QASDATA\MATTERPDF\13565892_1.PDF</text:p>
          </table:table-cell>
          <table:table-cell table:number-columns-repeated="16359"/>
        </table:table-row>
        <table:table-row table:style-name="ro1">
          <table:table-cell office:value-type="float" office:value="13565933" calcext:value-type="float">
            <text:p>13565933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MMMN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PR</text:p>
          </table:table-cell>
          <table:table-cell office:value-type="float" office:value="6032609" calcext:value-type="float">
            <text:p>6032609</text:p>
          </table:table-cell>
          <table:table-cell office:value-type="string" calcext:value-type="string">
            <text:p>DIVAKARAN I KANNUR</text:p>
          </table:table-cell>
          <table:table-cell office:value-type="string" calcext:value-type="string">
            <text:p>CANNANO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DVT. CANVASSING AGENT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K.V.MAHESH</text:p>
          </table:table-cell>
          <table:table-cell office:value-type="float" office:value="11040" calcext:value-type="float">
            <text:p>11040</text:p>
          </table:table-cell>
          <table:table-cell office:value-type="float" office:value="11592" calcext:value-type="float">
            <text:p>1159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K.V.JANAKI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\\10.1.4.14\QASDATA\MATTERPDF\13565933_1.PDF</text:p>
          </table:table-cell>
          <table:table-cell table:number-columns-repeated="16359"/>
        </table:table-row>
        <table:table-row table:style-name="ro1">
          <table:table-cell office:value-type="float" office:value="13566170" calcext:value-type="float">
            <text:p>13566170</text:p>
          </table:table-cell>
          <table:table-cell office:value-type="string" calcext:value-type="string">
            <text:p>PGT</text:p>
          </table:table-cell>
          <table:table-cell office:value-type="string" calcext:value-type="string">
            <text:p>MMMG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PGT</text:p>
          </table:table-cell>
          <table:table-cell office:value-type="string" calcext:value-type="string">
            <text:p>PR</text:p>
          </table:table-cell>
          <table:table-cell office:value-type="float" office:value="6111248" calcext:value-type="float">
            <text:p>6111248</text:p>
          </table:table-cell>
          <table:table-cell office:value-type="string" calcext:value-type="string">
            <text:p>SUNDARAN K</text:p>
          </table:table-cell>
          <table:table-cell office:value-type="string" calcext:value-type="string">
            <text:p>PALGHA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KALYANIKUTTI</text:p>
          </table:table-cell>
          <table:table-cell office:value-type="float" office:value="4833.6" calcext:value-type="float">
            <text:p>4833.6</text:p>
          </table:table-cell>
          <table:table-cell office:value-type="float" office:value="5075.28" calcext:value-type="float">
            <text:p>5075.28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A PAZHANIMALA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9142196812" calcext:value-type="float">
            <text:p>9142196812</text:p>
          </table:table-cell>
          <table:table-cell/>
          <table:table-cell office:value-type="string" calcext:value-type="string">
            <text:p>\\10.1.4.14\QASDATA\MATTERPDF\13566170_1.PDF</text:p>
          </table:table-cell>
          <table:table-cell table:number-columns-repeated="16359"/>
        </table:table-row>
        <table:table-row table:style-name="ro1">
          <table:table-cell office:value-type="float" office:value="13566279" calcext:value-type="float">
            <text:p>13566279</text:p>
          </table:table-cell>
          <table:table-cell office:value-type="string" calcext:value-type="string">
            <text:p>MPM</text:p>
          </table:table-cell>
          <table:table-cell office:value-type="string" calcext:value-type="string">
            <text:p>MMMM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MPM</text:p>
          </table:table-cell>
          <table:table-cell office:value-type="string" calcext:value-type="string">
            <text:p>PR</text:p>
          </table:table-cell>
          <table:table-cell office:value-type="float" office:value="6010867" calcext:value-type="float">
            <text:p>6010867</text:p>
          </table:table-cell>
          <table:table-cell office:value-type="string" calcext:value-type="string">
            <text:p>MARAKKAR K P</text:p>
          </table:table-cell>
          <table:table-cell office:value-type="string" calcext:value-type="string">
            <text:p>MALAPPURA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FAMILY OF CHAKO MASTER</text:p>
          </table:table-cell>
          <table:table-cell office:value-type="float" office:value="4195.2" calcext:value-type="float">
            <text:p>4195.2</text:p>
          </table:table-cell>
          <table:table-cell office:value-type="float" office:value="4404.96" calcext:value-type="float">
            <text:p>4404.96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K.P. CHACKO MASTER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4931219334" calcext:value-type="float">
            <text:p>4931219334</text:p>
          </table:table-cell>
          <table:table-cell/>
          <table:table-cell office:value-type="string" calcext:value-type="string">
            <text:p>\\10.1.4.14\QASDATA\MATTERPDF\13566279_1.PDF</text:p>
          </table:table-cell>
          <table:table-cell table:number-columns-repeated="16359"/>
        </table:table-row>
        <table:table-row table:style-name="ro1">
          <table:table-cell office:value-type="float" office:value="13566328" calcext:value-type="float">
            <text:p>13566328</text:p>
          </table:table-cell>
          <table:table-cell office:value-type="string" calcext:value-type="string">
            <text:p>QLN</text:p>
          </table:table-cell>
          <table:table-cell office:value-type="string" calcext:value-type="string">
            <text:p>MMMQ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QLN</text:p>
          </table:table-cell>
          <table:table-cell office:value-type="string" calcext:value-type="string">
            <text:p>PR</text:p>
          </table:table-cell>
          <table:table-cell office:value-type="float" office:value="6097097" calcext:value-type="float">
            <text:p>6097097</text:p>
          </table:table-cell>
          <table:table-cell office:value-type="string" calcext:value-type="string">
            <text:p>DINESH.S</text:p>
          </table:table-cell>
          <table:table-cell office:value-type="string" calcext:value-type="string">
            <text:p>QU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ALPHONSAMMA, GEETHA BHAVANAM,</text:p>
          </table:table-cell>
          <table:table-cell office:value-type="float" office:value="9000" calcext:value-type="float">
            <text:p>9000</text:p>
          </table:table-cell>
          <table:table-cell office:value-type="float" office:value="9450" calcext:value-type="float">
            <text:p>94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PHONSAMMA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PHOTO &amp; MATER SAVED IN QLN FOLDER ( PHOTO RTND)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387940582" calcext:value-type="float">
            <text:p>9387940582</text:p>
          </table:table-cell>
          <table:table-cell/>
          <table:table-cell office:value-type="string" calcext:value-type="string">
            <text:p>\\10.1.4.14\QASDATA\MATTERPDF\13566328_1.PDF</text:p>
          </table:table-cell>
          <table:table-cell table:number-columns-repeated="16359"/>
        </table:table-row>
        <table:table-row table:style-name="ro1">
          <table:table-cell office:value-type="float" office:value="13566333" calcext:value-type="float">
            <text:p>13566333</text:p>
          </table:table-cell>
          <table:table-cell office:value-type="string" calcext:value-type="string">
            <text:p>QLN</text:p>
          </table:table-cell>
          <table:table-cell office:value-type="string" calcext:value-type="string">
            <text:p>MMMQ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QLN</text:p>
          </table:table-cell>
          <table:table-cell office:value-type="string" calcext:value-type="string">
            <text:p>PR</text:p>
          </table:table-cell>
          <table:table-cell office:value-type="float" office:value="6113175" calcext:value-type="float">
            <text:p>6113175</text:p>
          </table:table-cell>
          <table:table-cell office:value-type="string" calcext:value-type="string">
            <text:p>SREEKUMAR G V</text:p>
          </table:table-cell>
          <table:table-cell office:value-type="string" calcext:value-type="string">
            <text:p>QUIL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DVT. CANVASSING AGENT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T O JOHN</text:p>
          </table:table-cell>
          <table:table-cell office:value-type="float" office:value="14400" calcext:value-type="float">
            <text:p>14400</text:p>
          </table:table-cell>
          <table:table-cell office:value-type="float" office:value="15120" calcext:value-type="float">
            <text:p>151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 O JOHN THUNDIYIL VEEDU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ATERIAL AT KOLLAM ( EMAIL)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table:number-columns-repeated="2"/>
          <table:table-cell office:value-type="string" calcext:value-type="string">
            <text:p>\\10.1.4.14\QASDATA\MATTERPDF\13566333_1.PDF</text:p>
          </table:table-cell>
          <table:table-cell table:number-columns-repeated="16359"/>
        </table:table-row>
        <table:table-row table:style-name="ro1">
          <table:table-cell office:value-type="float" office:value="13566396" calcext:value-type="float">
            <text:p>13566396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MMMP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PR</text:p>
          </table:table-cell>
          <table:table-cell office:value-type="float" office:value="6016355" calcext:value-type="float">
            <text:p>6016355</text:p>
          </table:table-cell>
          <table:table-cell office:value-type="string" calcext:value-type="string">
            <text:p>ARAVINDHASHAN S.</text:p>
          </table:table-cell>
          <table:table-cell office:value-type="string" calcext:value-type="string">
            <text:p>PATHANAMTH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ALEXANDER</text:p>
          </table:table-cell>
          <table:table-cell office:value-type="float" office:value="7660.8" calcext:value-type="float">
            <text:p>7660.8</text:p>
          </table:table-cell>
          <table:table-cell office:value-type="float" office:value="8043.84" calcext:value-type="float">
            <text:p>8043.84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IN MEM M GEORGE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ATERIAL SEND MARKETING FOLDER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745049226" calcext:value-type="float">
            <text:p>9745049226</text:p>
          </table:table-cell>
          <table:table-cell/>
          <table:table-cell office:value-type="string" calcext:value-type="string">
            <text:p>\\10.1.4.14\QASDATA\MATTERPDF\13566396_1.PDF</text:p>
          </table:table-cell>
          <table:table-cell table:number-columns-repeated="16359"/>
        </table:table-row>
        <table:table-row table:style-name="ro1">
          <table:table-cell office:value-type="float" office:value="13566456" calcext:value-type="float">
            <text:p>13566456</text:p>
          </table:table-cell>
          <table:table-cell office:value-type="string" calcext:value-type="string">
            <text:p>QLN</text:p>
          </table:table-cell>
          <table:table-cell office:value-type="string" calcext:value-type="string">
            <text:p>MMMQ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QLN</text:p>
          </table:table-cell>
          <table:table-cell office:value-type="string" calcext:value-type="string">
            <text:p>PR</text:p>
          </table:table-cell>
          <table:table-cell office:value-type="float" office:value="6025928" calcext:value-type="float">
            <text:p>6025928</text:p>
          </table:table-cell>
          <table:table-cell office:value-type="string" calcext:value-type="string">
            <text:p>GOPALAKRISHNAN M</text:p>
          </table:table-cell>
          <table:table-cell office:value-type="string" calcext:value-type="string">
            <text:p>QU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K ANIMON</text:p>
          </table:table-cell>
          <table:table-cell office:value-type="float" office:value="6840" calcext:value-type="float">
            <text:p>6840</text:p>
          </table:table-cell>
          <table:table-cell office:value-type="float" office:value="7182" calcext:value-type="float">
            <text:p>7182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K ANIMON CHARUVILA VEEDU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TRL REF ID:13285147 DTD 01.04.2021 WITH CORRECTIO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X-9497758152</text:p>
          </table:table-cell>
          <table:table-cell/>
          <table:table-cell office:value-type="string" calcext:value-type="string">
            <text:p>\\10.1.4.14\QASDATA\MATTERPDF\13566456_1.PDF</text:p>
          </table:table-cell>
          <table:table-cell table:number-columns-repeated="16359"/>
        </table:table-row>
        <table:table-row table:style-name="ro1">
          <table:table-cell office:value-type="float" office:value="13566459" calcext:value-type="float">
            <text:p>13566459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MSEN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HN - EN</text:p>
          </table:table-cell>
          <table:table-cell office:value-type="string" calcext:value-type="string">
            <text:p>PR</text:p>
          </table:table-cell>
          <table:table-cell office:value-type="float" office:value="6015336" calcext:value-type="float">
            <text:p>6015336</text:p>
          </table:table-cell>
          <table:table-cell office:value-type="string" calcext:value-type="string">
            <text:p>MEDIA ADVERTISING ANGAMALY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N ACCREDITE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POULOSE MAIPPAN</text:p>
          </table:table-cell>
          <table:table-cell office:value-type="float" office:value="6720" calcext:value-type="float">
            <text:p>6720</text:p>
          </table:table-cell>
          <table:table-cell office:value-type="float" office:value="5997.6" calcext:value-type="float">
            <text:p>5997.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OHNSON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PG2</text:p>
          </table:table-cell>
          <table:table-cell office:value-type="string" calcext:value-type="string">
            <text:p>BW</text:p>
          </table:table-cell>
          <table:table-cell office:value-type="float" office:value="4842456848" calcext:value-type="float">
            <text:p>4842456848</text:p>
          </table:table-cell>
          <table:table-cell office:value-type="string" calcext:value-type="string">
            <text:p>kochimedia@gmail.com</text:p>
          </table:table-cell>
          <table:table-cell office:value-type="string" calcext:value-type="string">
            <text:p>\\10.1.4.14\QASDATA\MATTERPDF\13566459_1.PDF</text:p>
          </table:table-cell>
          <table:table-cell table:number-columns-repeated="16359"/>
        </table:table-row>
        <table:table-row table:style-name="ro1">
          <table:table-cell office:value-type="float" office:value="13566485" calcext:value-type="float">
            <text:p>13566485</text:p>
          </table:table-cell>
          <table:table-cell office:value-type="string" calcext:value-type="string">
            <text:p>TCR</text:p>
          </table:table-cell>
          <table:table-cell office:value-type="string" calcext:value-type="string">
            <text:p>MMMR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TCR</text:p>
          </table:table-cell>
          <table:table-cell office:value-type="string" calcext:value-type="string">
            <text:p>PR</text:p>
          </table:table-cell>
          <table:table-cell office:value-type="float" office:value="6029235" calcext:value-type="float">
            <text:p>6029235</text:p>
          </table:table-cell>
          <table:table-cell office:value-type="string" calcext:value-type="string">
            <text:p>JAMES E.O</text:p>
          </table:table-cell>
          <table:table-cell office:value-type="string" calcext:value-type="string">
            <text:p>TRICHU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SUJATHA <text:s/>PRAKASH</text:p>
          </table:table-cell>
          <table:table-cell office:value-type="float" office:value="20160" calcext:value-type="float">
            <text:p>20160</text:p>
          </table:table-cell>
          <table:table-cell office:value-type="float" office:value="21168" calcext:value-type="float">
            <text:p>2116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MEM= <text:s/>PRAKSAH JOHN = INMEM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10X2= IN MEM <text:s text:c="2"/>COLOUR= OPP <text:s/>OBI TG TOP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04885 239233</text:p>
          </table:table-cell>
          <table:table-cell/>
          <table:table-cell office:value-type="string" calcext:value-type="string">
            <text:p>\\10.1.4.14\QASDATA\MATTERPDF\13566485_1.PDF</text:p>
          </table:table-cell>
          <table:table-cell table:number-columns-repeated="16359"/>
        </table:table-row>
        <table:table-row table:style-name="ro1">
          <table:table-cell office:value-type="float" office:value="13566505" calcext:value-type="float">
            <text:p>13566505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MMK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PR</text:p>
          </table:table-cell>
          <table:table-cell office:value-type="float" office:value="6001145" calcext:value-type="float">
            <text:p>6001145</text:p>
          </table:table-cell>
          <table:table-cell office:value-type="string" calcext:value-type="string">
            <text:p>PRAVEEN P VIJAYAN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ANNAMMA JOSEPH</text:p>
          </table:table-cell>
          <table:table-cell office:value-type="float" office:value="8542.4" calcext:value-type="float">
            <text:p>8542.4</text:p>
          </table:table-cell>
          <table:table-cell office:value-type="float" office:value="8969.52" calcext:value-type="float">
            <text:p>8969.52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A K JOSEPH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9847132100" calcext:value-type="float">
            <text:p>9847132100</text:p>
          </table:table-cell>
          <table:table-cell/>
          <table:table-cell office:value-type="string" calcext:value-type="string">
            <text:p>\\10.1.4.14\QASDATA\MATTERPDF\13566505_1.PDF</text:p>
          </table:table-cell>
          <table:table-cell table:number-columns-repeated="16359"/>
        </table:table-row>
        <table:table-row table:style-name="ro1">
          <table:table-cell office:value-type="float" office:value="13566506" calcext:value-type="float">
            <text:p>13566506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MME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HN-KTM</text:p>
          </table:table-cell>
          <table:table-cell office:value-type="string" calcext:value-type="string">
            <text:p>PR</text:p>
          </table:table-cell>
          <table:table-cell office:value-type="float" office:value="6019950" calcext:value-type="float">
            <text:p>6019950</text:p>
          </table:table-cell>
          <table:table-cell office:value-type="string" calcext:value-type="string">
            <text:p>AD-INDIA ADVERTISERS COCHIN</text:p>
          </table:table-cell>
          <table:table-cell office:value-type="string" calcext:value-type="string">
            <text:p>ERNAKU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ISIONALLY ACCREDITE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UNITED GRANITES</text:p>
          </table:table-cell>
          <table:table-cell office:value-type="float" office:value="41920" calcext:value-type="float">
            <text:p>41920</text:p>
          </table:table-cell>
          <table:table-cell office:value-type="float" office:value="37413.6" calcext:value-type="float">
            <text:p>37413.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MMEN PAUL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388044690" calcext:value-type="float">
            <text:p>9388044690</text:p>
          </table:table-cell>
          <table:table-cell office:value-type="string" calcext:value-type="string">
            <text:p>adindiakochi@gmail.com</text:p>
          </table:table-cell>
          <table:table-cell office:value-type="string" calcext:value-type="string">
            <text:p>\\10.1.4.14\QASDATA\MATTERPDF\13566506_1.PDF</text:p>
          </table:table-cell>
          <table:table-cell table:number-columns-repeated="16359"/>
        </table:table-row>
        <table:table-row table:style-name="ro1">
          <table:table-cell office:value-type="float" office:value="13566506" calcext:value-type="float">
            <text:p>13566506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MMK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HN-KTM</text:p>
          </table:table-cell>
          <table:table-cell office:value-type="string" calcext:value-type="string">
            <text:p>PR</text:p>
          </table:table-cell>
          <table:table-cell office:value-type="float" office:value="6019950" calcext:value-type="float">
            <text:p>6019950</text:p>
          </table:table-cell>
          <table:table-cell office:value-type="string" calcext:value-type="string">
            <text:p>AD-INDIA ADVERTISERS COCHIN</text:p>
          </table:table-cell>
          <table:table-cell office:value-type="string" calcext:value-type="string">
            <text:p>ERNAKU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ISIONALLY ACCREDITE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UNITED GRANITES</text:p>
          </table:table-cell>
          <table:table-cell office:value-type="float" office:value="28080" calcext:value-type="float">
            <text:p>28080</text:p>
          </table:table-cell>
          <table:table-cell office:value-type="float" office:value="25061.4" calcext:value-type="float">
            <text:p>25061.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MMEN PAUL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388044690" calcext:value-type="float">
            <text:p>9388044690</text:p>
          </table:table-cell>
          <table:table-cell office:value-type="string" calcext:value-type="string">
            <text:p>adindiakochi@gmail.com</text:p>
          </table:table-cell>
          <table:table-cell office:value-type="string" calcext:value-type="string">
            <text:p>\\10.1.4.14\QASDATA\MATTERPDF\13566506_1.PDF</text:p>
          </table:table-cell>
          <table:table-cell table:number-columns-repeated="16359"/>
        </table:table-row>
        <table:table-row table:style-name="ro1">
          <table:table-cell office:value-type="float" office:value="13566509" calcext:value-type="float">
            <text:p>13566509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MME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R</text:p>
          </table:table-cell>
          <table:table-cell office:value-type="float" office:value="6148540" calcext:value-type="float">
            <text:p>6148540</text:p>
          </table:table-cell>
          <table:table-cell office:value-type="string" calcext:value-type="string">
            <text:p>AMAL JAYAN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DVT. CANVASSING AGENT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P I ABRAHAM</text:p>
          </table:table-cell>
          <table:table-cell office:value-type="float" office:value="9553.2" calcext:value-type="float">
            <text:p>9553.2</text:p>
          </table:table-cell>
          <table:table-cell office:value-type="float" office:value="10030.86" calcext:value-type="float">
            <text:p>10030.86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ELIAMMA ISSAC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9562960938" calcext:value-type="float">
            <text:p>9562960938</text:p>
          </table:table-cell>
          <table:table-cell office:value-type="string" calcext:value-type="string">
            <text:p>amaljayanmathew@gmail.com</text:p>
          </table:table-cell>
          <table:table-cell office:value-type="string" calcext:value-type="string">
            <text:p>\\10.1.4.14\QASDATA\MATTERPDF\13566509_1.PDF</text:p>
          </table:table-cell>
          <table:table-cell table:number-columns-repeated="16359"/>
        </table:table-row>
        <table:table-row table:style-name="ro1">
          <table:table-cell office:value-type="float" office:value="13566515" calcext:value-type="float">
            <text:p>13566515</text:p>
          </table:table-cell>
          <table:table-cell office:value-type="string" calcext:value-type="string">
            <text:p>TVM</text:p>
          </table:table-cell>
          <table:table-cell office:value-type="string" calcext:value-type="string">
            <text:p>MMST1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TVM S&amp;N</text:p>
          </table:table-cell>
          <table:table-cell office:value-type="string" calcext:value-type="string">
            <text:p>PR</text:p>
          </table:table-cell>
          <table:table-cell office:value-type="float" office:value="6122853" calcext:value-type="float">
            <text:p>6122853</text:p>
          </table:table-cell>
          <table:table-cell office:value-type="string" calcext:value-type="string">
            <text:p>SAJILA L</text:p>
          </table:table-cell>
          <table:table-cell office:value-type="string" calcext:value-type="string">
            <text:p>THIRUVANAN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sajila</text:p>
          </table:table-cell>
          <table:table-cell office:value-type="float" office:value="37515" calcext:value-type="float">
            <text:p>37515</text:p>
          </table:table-cell>
          <table:table-cell office:value-type="float" office:value="39390.76" calcext:value-type="float">
            <text:p>39390.7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GIRIJA KUMARI IN MEM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2210605" calcext:value-type="float">
            <text:p>2210605</text:p>
          </table:table-cell>
          <table:table-cell/>
          <table:table-cell office:value-type="string" calcext:value-type="string">
            <text:p>\\10.1.4.14\QASDATA\MATTERPDF\13566515_1.PDF</text:p>
          </table:table-cell>
          <table:table-cell table:number-columns-repeated="16359"/>
        </table:table-row>
        <table:table-row table:style-name="ro1">
          <table:table-cell office:value-type="float" office:value="13566583" calcext:value-type="float">
            <text:p>13566583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MML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ALP-MAD</text:p>
          </table:table-cell>
          <table:table-cell office:value-type="string" calcext:value-type="string">
            <text:p>PR</text:p>
          </table:table-cell>
          <table:table-cell office:value-type="float" office:value="6131484" calcext:value-type="float">
            <text:p>6131484</text:p>
          </table:table-cell>
          <table:table-cell office:value-type="string" calcext:value-type="string">
            <text:p>SRI SAI RAM ADVERTISING</text:p>
          </table:table-cell>
          <table:table-cell office:value-type="string" calcext:value-type="string">
            <text:p>MADRA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 ACCRDT. APPROVE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C G SAMUEL</text:p>
          </table:table-cell>
          <table:table-cell office:value-type="float" office:value="7676" calcext:value-type="float">
            <text:p>7676</text:p>
          </table:table-cell>
          <table:table-cell office:value-type="float" office:value="6850.84" calcext:value-type="float">
            <text:p>6850.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 G SAMUEL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TRL THRU LOTUS MAIL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9381044905" calcext:value-type="float">
            <text:p>9381044905</text:p>
          </table:table-cell>
          <table:table-cell/>
          <table:table-cell office:value-type="string" calcext:value-type="string">
            <text:p>\\10.1.4.14\QASDATA\MATTERPDF\13566583_1.PDF</text:p>
          </table:table-cell>
          <table:table-cell table:number-columns-repeated="16359"/>
        </table:table-row>
        <table:table-row table:style-name="ro1">
          <table:table-cell office:value-type="float" office:value="13566583" calcext:value-type="float">
            <text:p>13566583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MMH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ALP-MAD</text:p>
          </table:table-cell>
          <table:table-cell office:value-type="string" calcext:value-type="string">
            <text:p>PR</text:p>
          </table:table-cell>
          <table:table-cell office:value-type="float" office:value="6131484" calcext:value-type="float">
            <text:p>6131484</text:p>
          </table:table-cell>
          <table:table-cell office:value-type="string" calcext:value-type="string">
            <text:p>SRI SAI RAM ADVERTISING</text:p>
          </table:table-cell>
          <table:table-cell office:value-type="string" calcext:value-type="string">
            <text:p>MADRA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 ACCRDT. APPROVE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SHYNI SAMUEL &amp; FAMILY</text:p>
          </table:table-cell>
          <table:table-cell office:value-type="float" office:value="2014" calcext:value-type="float">
            <text:p>2014</text:p>
          </table:table-cell>
          <table:table-cell office:value-type="float" office:value="1797.5" calcext:value-type="float">
            <text:p>1797.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 G SAMUEL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TRL THRU LOTUS MAIL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9381044905" calcext:value-type="float">
            <text:p>9381044905</text:p>
          </table:table-cell>
          <table:table-cell/>
          <table:table-cell office:value-type="string" calcext:value-type="string">
            <text:p>\\10.1.4.14\QASDATA\MATTERPDF\13566583_1.PDF</text:p>
          </table:table-cell>
          <table:table-cell table:number-columns-repeated="16359"/>
        </table:table-row>
        <table:table-row table:style-name="ro1">
          <table:table-cell office:value-type="float" office:value="13566584" calcext:value-type="float">
            <text:p>13566584</text:p>
          </table:table-cell>
          <table:table-cell office:value-type="string" calcext:value-type="string">
            <text:p>PGT</text:p>
          </table:table-cell>
          <table:table-cell office:value-type="string" calcext:value-type="string">
            <text:p>MMMG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PGT</text:p>
          </table:table-cell>
          <table:table-cell office:value-type="string" calcext:value-type="string">
            <text:p>PR</text:p>
          </table:table-cell>
          <table:table-cell office:value-type="float" office:value="6008955" calcext:value-type="float">
            <text:p>6008955</text:p>
          </table:table-cell>
          <table:table-cell office:value-type="string" calcext:value-type="string">
            <text:p>SUDHEER M</text:p>
          </table:table-cell>
          <table:table-cell office:value-type="string" calcext:value-type="string">
            <text:p>PALGHA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CHANDRIAK, SREELAKAM,</text:p>
          </table:table-cell>
          <table:table-cell office:value-type="float" office:value="6805.8" calcext:value-type="float">
            <text:p>6805.8</text:p>
          </table:table-cell>
          <table:table-cell office:value-type="float" office:value="7146.1" calcext:value-type="float">
            <text:p>7146.1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GOPINATH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7964597" calcext:value-type="float">
            <text:p>9447964597</text:p>
          </table:table-cell>
          <table:table-cell/>
          <table:table-cell office:value-type="string" calcext:value-type="string">
            <text:p>\\10.1.4.14\QASDATA\MATTERPDF\13566584_1.PDF</text:p>
          </table:table-cell>
          <table:table-cell table:number-columns-repeated="16359"/>
        </table:table-row>
        <table:table-row table:style-name="ro1">
          <table:table-cell office:value-type="float" office:value="13566585" calcext:value-type="float">
            <text:p>13566585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MMMN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PR</text:p>
          </table:table-cell>
          <table:table-cell office:value-type="float" office:value="6021574" calcext:value-type="float">
            <text:p>6021574</text:p>
          </table:table-cell>
          <table:table-cell office:value-type="string" calcext:value-type="string">
            <text:p>PEEKEY ADVTG. AGENCY, KANNUR</text:p>
          </table:table-cell>
          <table:table-cell office:value-type="string" calcext:value-type="string">
            <text:p>CANNANO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N ACCREDITE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VIJESH</text:p>
          </table:table-cell>
          <table:table-cell office:value-type="float" office:value="5228.8" calcext:value-type="float">
            <text:p>5228.8</text:p>
          </table:table-cell>
          <table:table-cell office:value-type="float" office:value="5490.24" calcext:value-type="float">
            <text:p>5490.24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IN MEM K SANTHA</text:p>
          </table:table-cell>
          <table:table-cell office:value-type="float" office:value="230000200007322" calcext:value-type="float">
            <text:p>230000200007322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table:number-columns-repeated="2"/>
          <table:table-cell office:value-type="string" calcext:value-type="string">
            <text:p>\\10.1.4.14\QASDATA\MATTERPDF\13566585_1.PDF</text:p>
          </table:table-cell>
          <table:table-cell table:number-columns-repeated="16359"/>
        </table:table-row>
        <table:table-row table:style-name="ro1">
          <table:table-cell office:value-type="float" office:value="13566587" calcext:value-type="float">
            <text:p>13566587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MMMC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LT-TVM-TCR-QLN-PTA-KNR-MPM-ALP-KTM-PGT-CHN</text:p>
          </table:table-cell>
          <table:table-cell office:value-type="string" calcext:value-type="string">
            <text:p>PR</text:p>
          </table:table-cell>
          <table:table-cell office:value-type="float" office:value="6016451" calcext:value-type="float">
            <text:p>6016451</text:p>
          </table:table-cell>
          <table:table-cell office:value-type="string" calcext:value-type="string">
            <text:p>ABDUL KABEER</text:p>
          </table:table-cell>
          <table:table-cell office:value-type="string" calcext:value-type="string">
            <text:p>CALICUT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BAJI JOSEPH</text:p>
          </table:table-cell>
          <table:table-cell office:value-type="float" office:value="13022.72" calcext:value-type="float">
            <text:p>13022.72</text:p>
          </table:table-cell>
          <table:table-cell office:value-type="float" office:value="13673.86" calcext:value-type="float">
            <text:p>13673.8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EENA BAJI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7569918" calcext:value-type="float">
            <text:p>9447569918</text:p>
          </table:table-cell>
          <table:table-cell office:value-type="string" calcext:value-type="string">
            <text:p>santhoshc@mm.co.in</text:p>
          </table:table-cell>
          <table:table-cell office:value-type="string" calcext:value-type="string">
            <text:p>\\10.1.4.14\QASDATA\MATTERPDF\13566587_1.PDF</text:p>
          </table:table-cell>
          <table:table-cell table:number-columns-repeated="16359"/>
        </table:table-row>
        <table:table-row table:style-name="ro1">
          <table:table-cell office:value-type="float" office:value="13566587" calcext:value-type="float">
            <text:p>13566587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MMMT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LT-TVM-TCR-QLN-PTA-KNR-MPM-ALP-KTM-PGT-CHN</text:p>
          </table:table-cell>
          <table:table-cell office:value-type="string" calcext:value-type="string">
            <text:p>PR</text:p>
          </table:table-cell>
          <table:table-cell office:value-type="float" office:value="6016451" calcext:value-type="float">
            <text:p>6016451</text:p>
          </table:table-cell>
          <table:table-cell office:value-type="string" calcext:value-type="string">
            <text:p>ABDUL KABEER</text:p>
          </table:table-cell>
          <table:table-cell office:value-type="string" calcext:value-type="string">
            <text:p>CALICUT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BAJI JOSEPH</text:p>
          </table:table-cell>
          <table:table-cell office:value-type="float" office:value="17150.08" calcext:value-type="float">
            <text:p>17150.08</text:p>
          </table:table-cell>
          <table:table-cell office:value-type="float" office:value="18007.58" calcext:value-type="float">
            <text:p>18007.5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EENA BAJI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7569918" calcext:value-type="float">
            <text:p>9447569918</text:p>
          </table:table-cell>
          <table:table-cell office:value-type="string" calcext:value-type="string">
            <text:p>santhoshc@mm.co.in</text:p>
          </table:table-cell>
          <table:table-cell office:value-type="string" calcext:value-type="string">
            <text:p>\\10.1.4.14\QASDATA\MATTERPDF\13566587_1.PDF</text:p>
          </table:table-cell>
          <table:table-cell table:number-columns-repeated="16359"/>
        </table:table-row>
        <table:table-row table:style-name="ro1">
          <table:table-cell office:value-type="float" office:value="13566587" calcext:value-type="float">
            <text:p>13566587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MMMR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LT-TVM-TCR-QLN-PTA-KNR-MPM-ALP-KTM-PGT-CHN</text:p>
          </table:table-cell>
          <table:table-cell office:value-type="string" calcext:value-type="string">
            <text:p>PR</text:p>
          </table:table-cell>
          <table:table-cell office:value-type="float" office:value="6016451" calcext:value-type="float">
            <text:p>6016451</text:p>
          </table:table-cell>
          <table:table-cell office:value-type="string" calcext:value-type="string">
            <text:p>ABDUL KABEER</text:p>
          </table:table-cell>
          <table:table-cell office:value-type="string" calcext:value-type="string">
            <text:p>CALICUT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BAJI JOSEPH</text:p>
          </table:table-cell>
          <table:table-cell office:value-type="float" office:value="13934.72" calcext:value-type="float">
            <text:p>13934.72</text:p>
          </table:table-cell>
          <table:table-cell office:value-type="float" office:value="14631.46" calcext:value-type="float">
            <text:p>14631.4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EENA BAJI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7569918" calcext:value-type="float">
            <text:p>9447569918</text:p>
          </table:table-cell>
          <table:table-cell office:value-type="string" calcext:value-type="string">
            <text:p>santhoshc@mm.co.in</text:p>
          </table:table-cell>
          <table:table-cell office:value-type="string" calcext:value-type="string">
            <text:p>\\10.1.4.14\QASDATA\MATTERPDF\13566587_1.PDF</text:p>
          </table:table-cell>
          <table:table-cell table:number-columns-repeated="16359"/>
        </table:table-row>
        <table:table-row table:style-name="ro1">
          <table:table-cell office:value-type="float" office:value="13566587" calcext:value-type="float">
            <text:p>13566587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MMMQ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LT-TVM-TCR-QLN-PTA-KNR-MPM-ALP-KTM-PGT-CHN</text:p>
          </table:table-cell>
          <table:table-cell office:value-type="string" calcext:value-type="string">
            <text:p>PR</text:p>
          </table:table-cell>
          <table:table-cell office:value-type="float" office:value="6016451" calcext:value-type="float">
            <text:p>6016451</text:p>
          </table:table-cell>
          <table:table-cell office:value-type="string" calcext:value-type="string">
            <text:p>ABDUL KABEER</text:p>
          </table:table-cell>
          <table:table-cell office:value-type="string" calcext:value-type="string">
            <text:p>CALICUT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BAJI JOSEPH</text:p>
          </table:table-cell>
          <table:table-cell office:value-type="float" office:value="12227.84" calcext:value-type="float">
            <text:p>12227.84</text:p>
          </table:table-cell>
          <table:table-cell office:value-type="float" office:value="12839.24" calcext:value-type="float">
            <text:p>12839.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EENA BAJI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7569918" calcext:value-type="float">
            <text:p>9447569918</text:p>
          </table:table-cell>
          <table:table-cell office:value-type="string" calcext:value-type="string">
            <text:p>santhoshc@mm.co.in</text:p>
          </table:table-cell>
          <table:table-cell office:value-type="string" calcext:value-type="string">
            <text:p>\\10.1.4.14\QASDATA\MATTERPDF\13566587_1.PDF</text:p>
          </table:table-cell>
          <table:table-cell table:number-columns-repeated="16359"/>
        </table:table-row>
        <table:table-row table:style-name="ro1">
          <table:table-cell office:value-type="float" office:value="13566587" calcext:value-type="float">
            <text:p>13566587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MMMP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LT-TVM-TCR-QLN-PTA-KNR-MPM-ALP-KTM-PGT-CHN</text:p>
          </table:table-cell>
          <table:table-cell office:value-type="string" calcext:value-type="string">
            <text:p>PR</text:p>
          </table:table-cell>
          <table:table-cell office:value-type="float" office:value="6016451" calcext:value-type="float">
            <text:p>6016451</text:p>
          </table:table-cell>
          <table:table-cell office:value-type="string" calcext:value-type="string">
            <text:p>ABDUL KABEER</text:p>
          </table:table-cell>
          <table:table-cell office:value-type="string" calcext:value-type="string">
            <text:p>CALICUT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BAJI JOSEPH</text:p>
          </table:table-cell>
          <table:table-cell office:value-type="float" office:value="13331.2" calcext:value-type="float">
            <text:p>13331.2</text:p>
          </table:table-cell>
          <table:table-cell office:value-type="float" office:value="13997.76" calcext:value-type="float">
            <text:p>13997.7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EENA BAJI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7569918" calcext:value-type="float">
            <text:p>9447569918</text:p>
          </table:table-cell>
          <table:table-cell office:value-type="string" calcext:value-type="string">
            <text:p>santhoshc@mm.co.in</text:p>
          </table:table-cell>
          <table:table-cell office:value-type="string" calcext:value-type="string">
            <text:p>\\10.1.4.14\QASDATA\MATTERPDF\13566587_1.PDF</text:p>
          </table:table-cell>
          <table:table-cell table:number-columns-repeated="16359"/>
        </table:table-row>
        <table:table-row table:style-name="ro1">
          <table:table-cell office:value-type="float" office:value="13566587" calcext:value-type="float">
            <text:p>13566587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MMMN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LT-TVM-TCR-QLN-PTA-KNR-MPM-ALP-KTM-PGT-CHN</text:p>
          </table:table-cell>
          <table:table-cell office:value-type="string" calcext:value-type="string">
            <text:p>PR</text:p>
          </table:table-cell>
          <table:table-cell office:value-type="float" office:value="6016451" calcext:value-type="float">
            <text:p>6016451</text:p>
          </table:table-cell>
          <table:table-cell office:value-type="string" calcext:value-type="string">
            <text:p>ABDUL KABEER</text:p>
          </table:table-cell>
          <table:table-cell office:value-type="string" calcext:value-type="string">
            <text:p>CALICUT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BAJI JOSEPH</text:p>
          </table:table-cell>
          <table:table-cell office:value-type="float" office:value="9955.84" calcext:value-type="float">
            <text:p>9955.84</text:p>
          </table:table-cell>
          <table:table-cell office:value-type="float" office:value="10453.64" calcext:value-type="float">
            <text:p>10453.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EENA BAJI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7569918" calcext:value-type="float">
            <text:p>9447569918</text:p>
          </table:table-cell>
          <table:table-cell office:value-type="string" calcext:value-type="string">
            <text:p>santhoshc@mm.co.in</text:p>
          </table:table-cell>
          <table:table-cell office:value-type="string" calcext:value-type="string">
            <text:p>\\10.1.4.14\QASDATA\MATTERPDF\13566587_1.PDF</text:p>
          </table:table-cell>
          <table:table-cell table:number-columns-repeated="16359"/>
        </table:table-row>
        <table:table-row table:style-name="ro1">
          <table:table-cell office:value-type="float" office:value="13566587" calcext:value-type="float">
            <text:p>13566587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MMMM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LT-TVM-TCR-QLN-PTA-KNR-MPM-ALP-KTM-PGT-CHN</text:p>
          </table:table-cell>
          <table:table-cell office:value-type="string" calcext:value-type="string">
            <text:p>PR</text:p>
          </table:table-cell>
          <table:table-cell office:value-type="float" office:value="6016451" calcext:value-type="float">
            <text:p>6016451</text:p>
          </table:table-cell>
          <table:table-cell office:value-type="string" calcext:value-type="string">
            <text:p>ABDUL KABEER</text:p>
          </table:table-cell>
          <table:table-cell office:value-type="string" calcext:value-type="string">
            <text:p>CALICUT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BAJI JOSEPH</text:p>
          </table:table-cell>
          <table:table-cell office:value-type="float" office:value="9955.84" calcext:value-type="float">
            <text:p>9955.84</text:p>
          </table:table-cell>
          <table:table-cell office:value-type="float" office:value="10453.64" calcext:value-type="float">
            <text:p>10453.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EENA BAJI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7569918" calcext:value-type="float">
            <text:p>9447569918</text:p>
          </table:table-cell>
          <table:table-cell office:value-type="string" calcext:value-type="string">
            <text:p>santhoshc@mm.co.in</text:p>
          </table:table-cell>
          <table:table-cell office:value-type="string" calcext:value-type="string">
            <text:p>\\10.1.4.14\QASDATA\MATTERPDF\13566587_1.PDF</text:p>
          </table:table-cell>
          <table:table-cell table:number-columns-repeated="16359"/>
        </table:table-row>
        <table:table-row table:style-name="ro1">
          <table:table-cell office:value-type="float" office:value="13566587" calcext:value-type="float">
            <text:p>13566587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MMML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LT-TVM-TCR-QLN-PTA-KNR-MPM-ALP-KTM-PGT-CHN</text:p>
          </table:table-cell>
          <table:table-cell office:value-type="string" calcext:value-type="string">
            <text:p>PR</text:p>
          </table:table-cell>
          <table:table-cell office:value-type="float" office:value="6016451" calcext:value-type="float">
            <text:p>6016451</text:p>
          </table:table-cell>
          <table:table-cell office:value-type="string" calcext:value-type="string">
            <text:p>ABDUL KABEER</text:p>
          </table:table-cell>
          <table:table-cell office:value-type="string" calcext:value-type="string">
            <text:p>CALICUT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BAJI JOSEPH</text:p>
          </table:table-cell>
          <table:table-cell office:value-type="float" office:value="13148.16" calcext:value-type="float">
            <text:p>13148.16</text:p>
          </table:table-cell>
          <table:table-cell office:value-type="float" office:value="13805.56" calcext:value-type="float">
            <text:p>13805.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EENA BAJI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7569918" calcext:value-type="float">
            <text:p>9447569918</text:p>
          </table:table-cell>
          <table:table-cell office:value-type="string" calcext:value-type="string">
            <text:p>santhoshc@mm.co.in</text:p>
          </table:table-cell>
          <table:table-cell office:value-type="string" calcext:value-type="string">
            <text:p>\\10.1.4.14\QASDATA\MATTERPDF\13566587_1.PDF</text:p>
          </table:table-cell>
          <table:table-cell table:number-columns-repeated="16359"/>
        </table:table-row>
        <table:table-row table:style-name="ro1">
          <table:table-cell office:value-type="float" office:value="13566587" calcext:value-type="float">
            <text:p>13566587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MMMK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LT-TVM-TCR-QLN-PTA-KNR-MPM-ALP-KTM-PGT-CHN</text:p>
          </table:table-cell>
          <table:table-cell office:value-type="string" calcext:value-type="string">
            <text:p>PR</text:p>
          </table:table-cell>
          <table:table-cell office:value-type="float" office:value="6016451" calcext:value-type="float">
            <text:p>6016451</text:p>
          </table:table-cell>
          <table:table-cell office:value-type="string" calcext:value-type="string">
            <text:p>ABDUL KABEER</text:p>
          </table:table-cell>
          <table:table-cell office:value-type="string" calcext:value-type="string">
            <text:p>CALICUT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BAJI JOSEPH</text:p>
          </table:table-cell>
          <table:table-cell office:value-type="float" office:value="19089.92" calcext:value-type="float">
            <text:p>19089.92</text:p>
          </table:table-cell>
          <table:table-cell office:value-type="float" office:value="20044.42" calcext:value-type="float">
            <text:p>20044.4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EENA BAJI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7569918" calcext:value-type="float">
            <text:p>9447569918</text:p>
          </table:table-cell>
          <table:table-cell office:value-type="string" calcext:value-type="string">
            <text:p>santhoshc@mm.co.in</text:p>
          </table:table-cell>
          <table:table-cell office:value-type="string" calcext:value-type="string">
            <text:p>\\10.1.4.14\QASDATA\MATTERPDF\13566587_1.PDF</text:p>
          </table:table-cell>
          <table:table-cell table:number-columns-repeated="16359"/>
        </table:table-row>
        <table:table-row table:style-name="ro1">
          <table:table-cell office:value-type="float" office:value="13566587" calcext:value-type="float">
            <text:p>13566587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MMMG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LT-TVM-TCR-QLN-PTA-KNR-MPM-ALP-KTM-PGT-CHN</text:p>
          </table:table-cell>
          <table:table-cell office:value-type="string" calcext:value-type="string">
            <text:p>PR</text:p>
          </table:table-cell>
          <table:table-cell office:value-type="float" office:value="6016451" calcext:value-type="float">
            <text:p>6016451</text:p>
          </table:table-cell>
          <table:table-cell office:value-type="string" calcext:value-type="string">
            <text:p>ABDUL KABEER</text:p>
          </table:table-cell>
          <table:table-cell office:value-type="string" calcext:value-type="string">
            <text:p>CALICUT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BAJI JOSEPH</text:p>
          </table:table-cell>
          <table:table-cell office:value-type="float" office:value="11085.44" calcext:value-type="float">
            <text:p>11085.44</text:p>
          </table:table-cell>
          <table:table-cell office:value-type="float" office:value="11639.72" calcext:value-type="float">
            <text:p>11639.7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EENA BAJI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7569918" calcext:value-type="float">
            <text:p>9447569918</text:p>
          </table:table-cell>
          <table:table-cell office:value-type="string" calcext:value-type="string">
            <text:p>santhoshc@mm.co.in</text:p>
          </table:table-cell>
          <table:table-cell office:value-type="string" calcext:value-type="string">
            <text:p>\\10.1.4.14\QASDATA\MATTERPDF\13566587_1.PDF</text:p>
          </table:table-cell>
          <table:table-cell table:number-columns-repeated="16359"/>
        </table:table-row>
        <table:table-row table:style-name="ro1">
          <table:table-cell office:value-type="float" office:value="13566587" calcext:value-type="float">
            <text:p>13566587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MMME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LT-TVM-TCR-QLN-PTA-KNR-MPM-ALP-KTM-PGT-CHN</text:p>
          </table:table-cell>
          <table:table-cell office:value-type="string" calcext:value-type="string">
            <text:p>PR</text:p>
          </table:table-cell>
          <table:table-cell office:value-type="float" office:value="6016451" calcext:value-type="float">
            <text:p>6016451</text:p>
          </table:table-cell>
          <table:table-cell office:value-type="string" calcext:value-type="string">
            <text:p>ABDUL KABEER</text:p>
          </table:table-cell>
          <table:table-cell office:value-type="string" calcext:value-type="string">
            <text:p>CALICUT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BAJI JOSEPH</text:p>
          </table:table-cell>
          <table:table-cell office:value-type="float" office:value="28378.24" calcext:value-type="float">
            <text:p>28378.24</text:p>
          </table:table-cell>
          <table:table-cell office:value-type="float" office:value="29797.16" calcext:value-type="float">
            <text:p>29797.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EENA BAJI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7569918" calcext:value-type="float">
            <text:p>9447569918</text:p>
          </table:table-cell>
          <table:table-cell office:value-type="string" calcext:value-type="string">
            <text:p>santhoshc@mm.co.in</text:p>
          </table:table-cell>
          <table:table-cell office:value-type="string" calcext:value-type="string">
            <text:p>\\10.1.4.14\QASDATA\MATTERPDF\13566587_1.PDF</text:p>
          </table:table-cell>
          <table:table-cell table:number-columns-repeated="16359"/>
        </table:table-row>
        <table:table-row table:style-name="ro1">
          <table:table-cell office:value-type="float" office:value="13566594" calcext:value-type="float">
            <text:p>13566594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MMMK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PR</text:p>
          </table:table-cell>
          <table:table-cell office:value-type="float" office:value="6006086" calcext:value-type="float">
            <text:p>6006086</text:p>
          </table:table-cell>
          <table:table-cell office:value-type="string" calcext:value-type="string">
            <text:p>AJITHKUMAR P G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MARYKUTTY MATHEWS - OBITUARY</text:p>
          </table:table-cell>
          <table:table-cell office:value-type="float" office:value="16017" calcext:value-type="float">
            <text:p>16017</text:p>
          </table:table-cell>
          <table:table-cell office:value-type="float" office:value="16817.86" calcext:value-type="float">
            <text:p>16817.8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RYKUTTY MATHEWS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9447302247" calcext:value-type="float">
            <text:p>9447302247</text:p>
          </table:table-cell>
          <table:table-cell office:value-type="string" calcext:value-type="string">
            <text:p>pgajithpala@gmail.com</text:p>
          </table:table-cell>
          <table:table-cell office:value-type="string" calcext:value-type="string">
            <text:p>\\10.1.4.14\QASDATA\MATTERPDF\13566594_1.PDF</text:p>
          </table:table-cell>
          <table:table-cell table:number-columns-repeated="16359"/>
        </table:table-row>
        <table:table-row table:style-name="ro1">
          <table:table-cell office:value-type="float" office:value="13566620" calcext:value-type="float">
            <text:p>13566620</text:p>
          </table:table-cell>
          <table:table-cell office:value-type="string" calcext:value-type="string">
            <text:p>TVM</text:p>
          </table:table-cell>
          <table:table-cell office:value-type="string" calcext:value-type="string">
            <text:p>MMMT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TVM</text:p>
          </table:table-cell>
          <table:table-cell office:value-type="string" calcext:value-type="string">
            <text:p>PR</text:p>
          </table:table-cell>
          <table:table-cell office:value-type="float" office:value="6033946" calcext:value-type="float">
            <text:p>6033946</text:p>
          </table:table-cell>
          <table:table-cell office:value-type="string" calcext:value-type="string">
            <text:p>GUIDE ADVTG &amp; MKTG ASSOCIATES</text:p>
          </table:table-cell>
          <table:table-cell office:value-type="string" calcext:value-type="string">
            <text:p>THIRUVANANT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CCREDITE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MR. VIJAYAKUMAR</text:p>
          </table:table-cell>
          <table:table-cell office:value-type="float" office:value="21960" calcext:value-type="float">
            <text:p>21960</text:p>
          </table:table-cell>
          <table:table-cell office:value-type="float" office:value="19599.3" calcext:value-type="float">
            <text:p>19599.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AYANTH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AT AT TVM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7141633" calcext:value-type="float">
            <text:p>9447141633</text:p>
          </table:table-cell>
          <table:table-cell office:value-type="string" calcext:value-type="string">
            <text:p>guidetvm@gmail.com</text:p>
          </table:table-cell>
          <table:table-cell office:value-type="string" calcext:value-type="string">
            <text:p>\\10.1.4.14\QASDATA\MATTERPDF\13566620_1.PDF</text:p>
          </table:table-cell>
          <table:table-cell table:number-columns-repeated="16359"/>
        </table:table-row>
        <table:table-row table:style-name="ro1">
          <table:table-cell office:value-type="float" office:value="13566621" calcext:value-type="float">
            <text:p>13566621</text:p>
          </table:table-cell>
          <table:table-cell office:value-type="string" calcext:value-type="string">
            <text:p>TVM</text:p>
          </table:table-cell>
          <table:table-cell office:value-type="string" calcext:value-type="string">
            <text:p>MMMT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TVM</text:p>
          </table:table-cell>
          <table:table-cell office:value-type="string" calcext:value-type="string">
            <text:p>PR</text:p>
          </table:table-cell>
          <table:table-cell office:value-type="float" office:value="6118708" calcext:value-type="float">
            <text:p>6118708</text:p>
          </table:table-cell>
          <table:table-cell office:value-type="string" calcext:value-type="string">
            <text:p>AMAL COMMUNICATIONS</text:p>
          </table:table-cell>
          <table:table-cell office:value-type="string" calcext:value-type="string">
            <text:p>THIRUVANANT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N ACCREDITE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DEEPU</text:p>
          </table:table-cell>
          <table:table-cell office:value-type="float" office:value="14208" calcext:value-type="float">
            <text:p>14208</text:p>
          </table:table-cell>
          <table:table-cell office:value-type="float" office:value="12680.64" calcext:value-type="float">
            <text:p>12680.6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ANCIS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AT AT TVM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4712573926" calcext:value-type="float">
            <text:p>4712573926</text:p>
          </table:table-cell>
          <table:table-cell office:value-type="string" calcext:value-type="string">
            <text:p>amaladvt@gmail.com</text:p>
          </table:table-cell>
          <table:table-cell office:value-type="string" calcext:value-type="string">
            <text:p>\\10.1.4.14\QASDATA\MATTERPDF\13566621_1.PDF</text:p>
          </table:table-cell>
          <table:table-cell table:number-columns-repeated="16359"/>
        </table:table-row>
        <table:table-row table:style-name="ro1">
          <table:table-cell office:value-type="float" office:value="13566669" calcext:value-type="float">
            <text:p>13566669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MMMP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PR</text:p>
          </table:table-cell>
          <table:table-cell office:value-type="float" office:value="6015851" calcext:value-type="float">
            <text:p>6015851</text:p>
          </table:table-cell>
          <table:table-cell office:value-type="string" calcext:value-type="string">
            <text:p>RAJU J.,MANORAMA AGENT,KADAMPANAD.</text:p>
          </table:table-cell>
          <table:table-cell office:value-type="string" calcext:value-type="string">
            <text:p>PATHANAMTH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LATE AMMINI GEORGE</text:p>
          </table:table-cell>
          <table:table-cell office:value-type="float" office:value="16128" calcext:value-type="float">
            <text:p>16128</text:p>
          </table:table-cell>
          <table:table-cell office:value-type="float" office:value="16934.4" calcext:value-type="float">
            <text:p>16934.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MMINI GEORGE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WO,MATTR, &amp; PHOTO PTA MKTG FOLDER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6708772" calcext:value-type="float">
            <text:p>9446708772</text:p>
          </table:table-cell>
          <table:table-cell/>
          <table:table-cell office:value-type="string" calcext:value-type="string">
            <text:p>\\10.1.4.14\QASDATA\MATTERPDF\13566669_1.PDF</text:p>
          </table:table-cell>
          <table:table-cell table:number-columns-repeated="16359"/>
        </table:table-row>
        <table:table-row table:style-name="ro1">
          <table:table-cell office:value-type="float" office:value="13566710" calcext:value-type="float">
            <text:p>13566710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MMMK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PR</text:p>
          </table:table-cell>
          <table:table-cell office:value-type="float" office:value="6004694" calcext:value-type="float">
            <text:p>6004694</text:p>
          </table:table-cell>
          <table:table-cell office:value-type="string" calcext:value-type="string">
            <text:p>MATHEW GEORGE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MATHEW GEORGE</text:p>
          </table:table-cell>
          <table:table-cell office:value-type="float" office:value="64233" calcext:value-type="float">
            <text:p>64233</text:p>
          </table:table-cell>
          <table:table-cell office:value-type="float" office:value="67444.66" calcext:value-type="float">
            <text:p>67444.6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BRAHAM (ALEX 74)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95558232" calcext:value-type="float">
            <text:p>9495558232</text:p>
          </table:table-cell>
          <table:table-cell/>
          <table:table-cell office:value-type="string" calcext:value-type="string">
            <text:p>\\10.1.4.14\QASDATA\MATTERPDF\13566710_1.PDF</text:p>
          </table:table-cell>
          <table:table-cell table:number-columns-repeated="16359"/>
        </table:table-row>
        <table:table-row table:style-name="ro1">
          <table:table-cell office:value-type="float" office:value="13566739" calcext:value-type="float">
            <text:p>13566739</text:p>
          </table:table-cell>
          <table:table-cell office:value-type="string" calcext:value-type="string">
            <text:p>TVM</text:p>
          </table:table-cell>
          <table:table-cell office:value-type="string" calcext:value-type="string">
            <text:p>MMMT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TVM</text:p>
          </table:table-cell>
          <table:table-cell office:value-type="string" calcext:value-type="string">
            <text:p>PR</text:p>
          </table:table-cell>
          <table:table-cell office:value-type="float" office:value="6018715" calcext:value-type="float">
            <text:p>6018715</text:p>
          </table:table-cell>
          <table:table-cell office:value-type="string" calcext:value-type="string">
            <text:p>OMEGA COMMUNICATIONS</text:p>
          </table:table-cell>
          <table:table-cell office:value-type="string" calcext:value-type="string">
            <text:p>THIRUVANANT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OKING DEPO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VISHNU V.G</text:p>
          </table:table-cell>
          <table:table-cell office:value-type="float" office:value="7417.6" calcext:value-type="float">
            <text:p>7417.6</text:p>
          </table:table-cell>
          <table:table-cell office:value-type="float" office:value="6620.2" calcext:value-type="float">
            <text:p>6620.2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VISHNU V.J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ATERIAL THROUGH SYSTEM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9846014485" calcext:value-type="float">
            <text:p>9846014485</text:p>
          </table:table-cell>
          <table:table-cell office:value-type="string" calcext:value-type="string">
            <text:p>cyriacjoseph57@gmail.com</text:p>
          </table:table-cell>
          <table:table-cell office:value-type="string" calcext:value-type="string">
            <text:p>\\10.1.4.14\QASDATA\MATTERPDF\13566739_1.PDF</text:p>
          </table:table-cell>
          <table:table-cell table:number-columns-repeated="16359"/>
        </table:table-row>
        <table:table-row table:style-name="ro1">
          <table:table-cell office:value-type="float" office:value="13566759" calcext:value-type="float">
            <text:p>13566759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MMMC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PR</text:p>
          </table:table-cell>
          <table:table-cell office:value-type="float" office:value="6012464" calcext:value-type="float">
            <text:p>6012464</text:p>
          </table:table-cell>
          <table:table-cell office:value-type="string" calcext:value-type="string">
            <text:p>ANILKUMAR. V</text:p>
          </table:table-cell>
          <table:table-cell office:value-type="string" calcext:value-type="string">
            <text:p>CALICUT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SANTHOSH KUMAR</text:p>
          </table:table-cell>
          <table:table-cell office:value-type="float" office:value="7265.6" calcext:value-type="float">
            <text:p>7265.6</text:p>
          </table:table-cell>
          <table:table-cell office:value-type="float" office:value="7628.88" calcext:value-type="float">
            <text:p>7628.88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AHITH KUMAR B/IN MEMORY</text:p>
          </table:table-cell>
          <table:table-cell office:value-type="float" office:value="230000200007322" calcext:value-type="float">
            <text:p>230000200007322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6640940" calcext:value-type="float">
            <text:p>9446640940</text:p>
          </table:table-cell>
          <table:table-cell/>
          <table:table-cell office:value-type="string" calcext:value-type="string">
            <text:p>\\10.1.4.14\QASDATA\MATTERPDF\13566759_1.PDF</text:p>
          </table:table-cell>
          <table:table-cell table:number-columns-repeated="16359"/>
        </table:table-row>
        <table:table-row table:style-name="ro1">
          <table:table-cell office:value-type="float" office:value="13566767" calcext:value-type="float">
            <text:p>13566767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MMMK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PR</text:p>
          </table:table-cell>
          <table:table-cell office:value-type="float" office:value="6019614" calcext:value-type="float">
            <text:p>6019614</text:p>
          </table:table-cell>
          <table:table-cell office:value-type="string" calcext:value-type="string">
            <text:p>ONE TIME CUSTOMER, KOTTAYAM.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 PAI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P C ABRAHAM</text:p>
          </table:table-cell>
          <table:table-cell office:value-type="float" office:value="8542.4" calcext:value-type="float">
            <text:p>8542.4</text:p>
          </table:table-cell>
          <table:table-cell office:value-type="float" office:value="8969.52" calcext:value-type="float">
            <text:p>8969.52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E J VARKEY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9446664606" calcext:value-type="float">
            <text:p>9446664606</text:p>
          </table:table-cell>
          <table:table-cell office:value-type="string" calcext:value-type="string">
            <text:p>mmclassifieds@mm.co.in</text:p>
          </table:table-cell>
          <table:table-cell office:value-type="string" calcext:value-type="string">
            <text:p>\\10.1.4.14\QASDATA\MATTERPDF\13566767_1.PDF</text:p>
          </table:table-cell>
          <table:table-cell table:number-columns-repeated="16359"/>
        </table:table-row>
        <table:table-row table:style-name="ro1">
          <table:table-cell office:value-type="float" office:value="13566771" calcext:value-type="float">
            <text:p>13566771</text:p>
          </table:table-cell>
          <table:table-cell office:value-type="string" calcext:value-type="string">
            <text:p>PGT</text:p>
          </table:table-cell>
          <table:table-cell office:value-type="string" calcext:value-type="string">
            <text:p>MMMM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MPM</text:p>
          </table:table-cell>
          <table:table-cell office:value-type="string" calcext:value-type="string">
            <text:p>PR</text:p>
          </table:table-cell>
          <table:table-cell office:value-type="float" office:value="6027694" calcext:value-type="float">
            <text:p>6027694</text:p>
          </table:table-cell>
          <table:table-cell office:value-type="string" calcext:value-type="string">
            <text:p>RAJESH A</text:p>
          </table:table-cell>
          <table:table-cell office:value-type="string" calcext:value-type="string">
            <text:p>PALGHA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DVT. CANVASSING AGENT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PALIKUNNEL,</text:p>
          </table:table-cell>
          <table:table-cell office:value-type="float" office:value="5228.8" calcext:value-type="float">
            <text:p>5228.8</text:p>
          </table:table-cell>
          <table:table-cell office:value-type="float" office:value="5490.24" calcext:value-type="float">
            <text:p>5490.24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SHIBU VARGHESE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table:number-columns-repeated="2"/>
          <table:table-cell office:value-type="string" calcext:value-type="string">
            <text:p>\\10.1.4.14\QASDATA\MATTERPDF\13566771_1.PDF</text:p>
          </table:table-cell>
          <table:table-cell table:number-columns-repeated="16359"/>
        </table:table-row>
        <table:table-row table:style-name="ro1">
          <table:table-cell office:value-type="float" office:value="13566820" calcext:value-type="float">
            <text:p>13566820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MMMP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PR</text:p>
          </table:table-cell>
          <table:table-cell office:value-type="float" office:value="6155142" calcext:value-type="float">
            <text:p>6155142</text:p>
          </table:table-cell>
          <table:table-cell office:value-type="string" calcext:value-type="string">
            <text:p>GEORGE MATHEW</text:p>
          </table:table-cell>
          <table:table-cell office:value-type="string" calcext:value-type="string">
            <text:p>PATHANAMTH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CLR-OBIT-M.S ALEXANDER</text:p>
          </table:table-cell>
          <table:table-cell office:value-type="float" office:value="9576" calcext:value-type="float">
            <text:p>9576</text:p>
          </table:table-cell>
          <table:table-cell office:value-type="float" office:value="10054.8" calcext:value-type="float">
            <text:p>10054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.S ALEXANDER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CLR-OBIT-M.S ALEXANDER - MTL MKTG FOLDER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544376149" calcext:value-type="float">
            <text:p>9544376149</text:p>
          </table:table-cell>
          <table:table-cell/>
          <table:table-cell office:value-type="string" calcext:value-type="string">
            <text:p>\\10.1.4.14\QASDATA\MATTERPDF\13566820_1.PDF</text:p>
          </table:table-cell>
          <table:table-cell table:number-columns-repeated="16359"/>
        </table:table-row>
        <table:table-row table:style-name="ro1">
          <table:table-cell office:value-type="float" office:value="13566827" calcext:value-type="float">
            <text:p>13566827</text:p>
          </table:table-cell>
          <table:table-cell office:value-type="string" calcext:value-type="string">
            <text:p>PGT</text:p>
          </table:table-cell>
          <table:table-cell office:value-type="string" calcext:value-type="string">
            <text:p>MMMG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PGT</text:p>
          </table:table-cell>
          <table:table-cell office:value-type="string" calcext:value-type="string">
            <text:p>PR</text:p>
          </table:table-cell>
          <table:table-cell office:value-type="float" office:value="6009764" calcext:value-type="float">
            <text:p>6009764</text:p>
          </table:table-cell>
          <table:table-cell office:value-type="string" calcext:value-type="string">
            <text:p>PUTHIRAN N</text:p>
          </table:table-cell>
          <table:table-cell office:value-type="string" calcext:value-type="string">
            <text:p>PALGHA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SIVADASAN</text:p>
          </table:table-cell>
          <table:table-cell office:value-type="float" office:value="12736" calcext:value-type="float">
            <text:p>12736</text:p>
          </table:table-cell>
          <table:table-cell office:value-type="float" office:value="13372.8" calcext:value-type="float">
            <text:p>13372.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ANEESH P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656668405" calcext:value-type="float">
            <text:p>9656668405</text:p>
          </table:table-cell>
          <table:table-cell/>
          <table:table-cell office:value-type="string" calcext:value-type="string">
            <text:p>\\10.1.4.14\QASDATA\MATTERPDF\13566827_1.PDF</text:p>
          </table:table-cell>
          <table:table-cell table:number-columns-repeated="16359"/>
        </table:table-row>
        <table:table-row table:style-name="ro1">
          <table:table-cell office:value-type="float" office:value="13566828" calcext:value-type="float">
            <text:p>13566828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MMMN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PR</text:p>
          </table:table-cell>
          <table:table-cell office:value-type="float" office:value="6013961" calcext:value-type="float">
            <text:p>6013961</text:p>
          </table:table-cell>
          <table:table-cell office:value-type="string" calcext:value-type="string">
            <text:p>SASIDHARAN. K</text:p>
          </table:table-cell>
          <table:table-cell office:value-type="string" calcext:value-type="string">
            <text:p>CANNANO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SARANG</text:p>
          </table:table-cell>
          <table:table-cell office:value-type="float" office:value="16512" calcext:value-type="float">
            <text:p>16512</text:p>
          </table:table-cell>
          <table:table-cell office:value-type="float" office:value="17337.6" calcext:value-type="float">
            <text:p>17337.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 JANARDHANAN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744780942" calcext:value-type="float">
            <text:p>9744780942</text:p>
          </table:table-cell>
          <table:table-cell/>
          <table:table-cell office:value-type="string" calcext:value-type="string">
            <text:p>\\10.1.4.14\QASDATA\MATTERPDF\13566828_1.PDF</text:p>
          </table:table-cell>
          <table:table-cell table:number-columns-repeated="16359"/>
        </table:table-row>
        <table:table-row table:style-name="ro1">
          <table:table-cell office:value-type="float" office:value="13566831" calcext:value-type="float">
            <text:p>13566831</text:p>
          </table:table-cell>
          <table:table-cell office:value-type="string" calcext:value-type="string">
            <text:p>QLN</text:p>
          </table:table-cell>
          <table:table-cell office:value-type="string" calcext:value-type="string">
            <text:p>MMMQ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QLN</text:p>
          </table:table-cell>
          <table:table-cell office:value-type="string" calcext:value-type="string">
            <text:p>PR</text:p>
          </table:table-cell>
          <table:table-cell office:value-type="float" office:value="6020315" calcext:value-type="float">
            <text:p>6020315</text:p>
          </table:table-cell>
          <table:table-cell office:value-type="string" calcext:value-type="string">
            <text:p>SANTHOSH KUMAR B KOTTARAKKARA</text:p>
          </table:table-cell>
          <table:table-cell office:value-type="string" calcext:value-type="string">
            <text:p>QUIL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DVT. CANVASSING AGENT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L SAROJINIYAMMA</text:p>
          </table:table-cell>
          <table:table-cell office:value-type="float" office:value="6840" calcext:value-type="float">
            <text:p>6840</text:p>
          </table:table-cell>
          <table:table-cell office:value-type="float" office:value="7182" calcext:value-type="float">
            <text:p>7182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L SAROJINIYAMMA KIDUTHATTIL VEEDU/IN MEM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PHOTO(EMAIL),MATTER SAVED IN FOLDER FOR COMPOSING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table:number-columns-repeated="2"/>
          <table:table-cell office:value-type="string" calcext:value-type="string">
            <text:p>\\10.1.4.14\QASDATA\MATTERPDF\13566831_1.PDF</text:p>
          </table:table-cell>
          <table:table-cell table:number-columns-repeated="16359"/>
        </table:table-row>
        <table:table-row table:style-name="ro1">
          <table:table-cell office:value-type="float" office:value="13566836" calcext:value-type="float">
            <text:p>13566836</text:p>
          </table:table-cell>
          <table:table-cell office:value-type="string" calcext:value-type="string">
            <text:p>PGT</text:p>
          </table:table-cell>
          <table:table-cell office:value-type="string" calcext:value-type="string">
            <text:p>MMMG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PGT</text:p>
          </table:table-cell>
          <table:table-cell office:value-type="string" calcext:value-type="string">
            <text:p>PR</text:p>
          </table:table-cell>
          <table:table-cell office:value-type="float" office:value="6004476" calcext:value-type="float">
            <text:p>6004476</text:p>
          </table:table-cell>
          <table:table-cell office:value-type="string" calcext:value-type="string">
            <text:p>ISMAIL K</text:p>
          </table:table-cell>
          <table:table-cell office:value-type="string" calcext:value-type="string">
            <text:p>PALGHA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DVT. CANVASSING AGENT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MEGHA</text:p>
          </table:table-cell>
          <table:table-cell office:value-type="float" office:value="12736" calcext:value-type="float">
            <text:p>12736</text:p>
          </table:table-cell>
          <table:table-cell office:value-type="float" office:value="13372.8" calcext:value-type="float">
            <text:p>13372.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V VARGHESE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7215919" calcext:value-type="float">
            <text:p>9447215919</text:p>
          </table:table-cell>
          <table:table-cell office:value-type="string" calcext:value-type="string">
            <text:p>manoramamkd@gmail.com</text:p>
          </table:table-cell>
          <table:table-cell office:value-type="string" calcext:value-type="string">
            <text:p>\\10.1.4.14\QASDATA\MATTERPDF\13566836_1.PDF</text:p>
          </table:table-cell>
          <table:table-cell table:number-columns-repeated="16359"/>
        </table:table-row>
        <table:table-row table:style-name="ro1">
          <table:table-cell office:value-type="float" office:value="13566852" calcext:value-type="float">
            <text:p>13566852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MMMC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PR</text:p>
          </table:table-cell>
          <table:table-cell office:value-type="float" office:value="6007241" calcext:value-type="float">
            <text:p>6007241</text:p>
          </table:table-cell>
          <table:table-cell office:value-type="string" calcext:value-type="string">
            <text:p>KRIPA ADVERTISERS</text:p>
          </table:table-cell>
          <table:table-cell office:value-type="string" calcext:value-type="string">
            <text:p>CALICUT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N ACCREDITE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MANOJ E T</text:p>
          </table:table-cell>
          <table:table-cell office:value-type="float" office:value="15296" calcext:value-type="float">
            <text:p>15296</text:p>
          </table:table-cell>
          <table:table-cell office:value-type="float" office:value="16060.8" calcext:value-type="float">
            <text:p>16060.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DHAVADAS C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kripaads@yahoo.com</text:p>
          </table:table-cell>
          <table:table-cell office:value-type="string" calcext:value-type="string">
            <text:p>\\10.1.4.14\QASDATA\MATTERPDF\13566852_1.PDF</text:p>
          </table:table-cell>
          <table:table-cell table:number-columns-repeated="16359"/>
        </table:table-row>
        <table:table-row table:style-name="ro1">
          <table:table-cell office:value-type="float" office:value="13566853" calcext:value-type="float">
            <text:p>13566853</text:p>
          </table:table-cell>
          <table:table-cell office:value-type="string" calcext:value-type="string">
            <text:p>PGT</text:p>
          </table:table-cell>
          <table:table-cell office:value-type="string" calcext:value-type="string">
            <text:p>MMMG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PGT</text:p>
          </table:table-cell>
          <table:table-cell office:value-type="string" calcext:value-type="string">
            <text:p>PR</text:p>
          </table:table-cell>
          <table:table-cell office:value-type="float" office:value="6027694" calcext:value-type="float">
            <text:p>6027694</text:p>
          </table:table-cell>
          <table:table-cell office:value-type="string" calcext:value-type="string">
            <text:p>RAJESH A</text:p>
          </table:table-cell>
          <table:table-cell office:value-type="string" calcext:value-type="string">
            <text:p>PALGHA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DVT. CANVASSING AGENT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JYOTHI DAS</text:p>
          </table:table-cell>
          <table:table-cell office:value-type="float" office:value="12736" calcext:value-type="float">
            <text:p>12736</text:p>
          </table:table-cell>
          <table:table-cell office:value-type="float" office:value="13372.8" calcext:value-type="float">
            <text:p>13372.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ASAN.N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table:number-columns-repeated="2"/>
          <table:table-cell office:value-type="string" calcext:value-type="string">
            <text:p>\\10.1.4.14\QASDATA\MATTERPDF\13566853_1.PDF</text:p>
          </table:table-cell>
          <table:table-cell table:number-columns-repeated="16359"/>
        </table:table-row>
        <table:table-row table:style-name="ro1">
          <table:table-cell office:value-type="float" office:value="13566928" calcext:value-type="float">
            <text:p>13566928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MMMK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PR</text:p>
          </table:table-cell>
          <table:table-cell office:value-type="float" office:value="6126718" calcext:value-type="float">
            <text:p>6126718</text:p>
          </table:table-cell>
          <table:table-cell office:value-type="string" calcext:value-type="string">
            <text:p>SAJI <text:s/>M C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SAJI 9961716058</text:p>
          </table:table-cell>
          <table:table-cell office:value-type="float" office:value="28080" calcext:value-type="float">
            <text:p>28080</text:p>
          </table:table-cell>
          <table:table-cell office:value-type="float" office:value="29484" calcext:value-type="float">
            <text:p>2948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OMY GEORGE (KUNJUMON 61)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961716058" calcext:value-type="float">
            <text:p>9961716058</text:p>
          </table:table-cell>
          <table:table-cell/>
          <table:table-cell office:value-type="string" calcext:value-type="string">
            <text:p>\\10.1.4.14\QASDATA\MATTERPDF\13566928_1.PDF</text:p>
          </table:table-cell>
          <table:table-cell table:number-columns-repeated="16359"/>
        </table:table-row>
        <table:table-row table:style-name="ro1">
          <table:table-cell office:value-type="float" office:value="13566987" calcext:value-type="float">
            <text:p>13566987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MMG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PGT</text:p>
          </table:table-cell>
          <table:table-cell office:value-type="string" calcext:value-type="string">
            <text:p>PR</text:p>
          </table:table-cell>
          <table:table-cell office:value-type="float" office:value="6108016" calcext:value-type="float">
            <text:p>6108016</text:p>
          </table:table-cell>
          <table:table-cell office:value-type="string" calcext:value-type="string">
            <text:p>TIJO GEORGE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DVT. CANVASSING AGENT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SHIBU NARAYANA</text:p>
          </table:table-cell>
          <table:table-cell office:value-type="float" office:value="6042" calcext:value-type="float">
            <text:p>6042</text:p>
          </table:table-cell>
          <table:table-cell office:value-type="float" office:value="6344.1" calcext:value-type="float">
            <text:p>6344.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HIBU NARAYANA MURTHI PARALI P</text:p>
          </table:table-cell>
          <table:table-cell office:value-type="float" office:value="30001500000001" calcext:value-type="float">
            <text:p>30001500000001</text:p>
          </table:table-cell>
          <table:table-cell office:value-type="string" calcext:value-type="string">
            <text:p>OTHER PERSONAL TRANS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9447414492" calcext:value-type="float">
            <text:p>9447414492</text:p>
          </table:table-cell>
          <table:table-cell office:value-type="string" calcext:value-type="string">
            <text:p>tijogeorge@yahoo.com</text:p>
          </table:table-cell>
          <table:table-cell office:value-type="string" calcext:value-type="string">
            <text:p>\\10.1.4.14\QASDATA\MATTERPDF\13566987_1.PDF</text:p>
          </table:table-cell>
          <table:table-cell table:number-columns-repeated="16359"/>
        </table:table-row>
        <table:table-row table:style-name="ro1">
          <table:table-cell office:value-type="float" office:value="13567000" calcext:value-type="float">
            <text:p>13567000</text:p>
          </table:table-cell>
          <table:table-cell office:value-type="string" calcext:value-type="string">
            <text:p>QLN</text:p>
          </table:table-cell>
          <table:table-cell office:value-type="string" calcext:value-type="string">
            <text:p>MMMQ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QLN</text:p>
          </table:table-cell>
          <table:table-cell office:value-type="string" calcext:value-type="string">
            <text:p>PR</text:p>
          </table:table-cell>
          <table:table-cell office:value-type="float" office:value="6026891" calcext:value-type="float">
            <text:p>6026891</text:p>
          </table:table-cell>
          <table:table-cell office:value-type="string" calcext:value-type="string">
            <text:p>PRATHIBHAN S</text:p>
          </table:table-cell>
          <table:table-cell office:value-type="string" calcext:value-type="string">
            <text:p>QU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KRISHNAKUMAR,</text:p>
          </table:table-cell>
          <table:table-cell office:value-type="float" office:value="6840" calcext:value-type="float">
            <text:p>6840</text:p>
          </table:table-cell>
          <table:table-cell office:value-type="float" office:value="7182" calcext:value-type="float">
            <text:p>7182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KRISHNAKUMARY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PHOTO (EMAIL) MATER SAVED IN MARKETING FOLDER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567547073" calcext:value-type="float">
            <text:p>9567547073</text:p>
          </table:table-cell>
          <table:table-cell/>
          <table:table-cell office:value-type="string" calcext:value-type="string">
            <text:p>\\10.1.4.14\QASDATA\MATTERPDF\13567000_1.PDF</text:p>
          </table:table-cell>
          <table:table-cell table:number-columns-repeated="16359"/>
        </table:table-row>
        <table:table-row table:style-name="ro1">
          <table:table-cell office:value-type="float" office:value="13567042" calcext:value-type="float">
            <text:p>13567042</text:p>
          </table:table-cell>
          <table:table-cell office:value-type="string" calcext:value-type="string">
            <text:p>TVM</text:p>
          </table:table-cell>
          <table:table-cell office:value-type="string" calcext:value-type="string">
            <text:p>MMMT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TVM</text:p>
          </table:table-cell>
          <table:table-cell office:value-type="string" calcext:value-type="string">
            <text:p>PR</text:p>
          </table:table-cell>
          <table:table-cell office:value-type="float" office:value="6023278" calcext:value-type="float">
            <text:p>6023278</text:p>
          </table:table-cell>
          <table:table-cell office:value-type="string" calcext:value-type="string">
            <text:p>ITL COMMUNICATIONS</text:p>
          </table:table-cell>
          <table:table-cell office:value-type="string" calcext:value-type="string">
            <text:p>TRIVANDRUM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CCREDITE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SUSAN</text:p>
          </table:table-cell>
          <table:table-cell office:value-type="float" office:value="7417.6" calcext:value-type="float">
            <text:p>7417.6</text:p>
          </table:table-cell>
          <table:table-cell office:value-type="float" office:value="6620.2" calcext:value-type="float">
            <text:p>6620.2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C.R. THOMAS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AT AT TVM..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9809528403" calcext:value-type="float">
            <text:p>9809528403</text:p>
          </table:table-cell>
          <table:table-cell office:value-type="string" calcext:value-type="string">
            <text:p>faizal@itlcommunication.com</text:p>
          </table:table-cell>
          <table:table-cell office:value-type="string" calcext:value-type="string">
            <text:p>\\10.1.4.14\QASDATA\MATTERPDF\13567042_1.PDF</text:p>
          </table:table-cell>
          <table:table-cell table:number-columns-repeated="16359"/>
        </table:table-row>
        <table:table-row table:style-name="ro1">
          <table:table-cell office:value-type="float" office:value="13567046" calcext:value-type="float">
            <text:p>13567046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MSEF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HN - EF</text:p>
          </table:table-cell>
          <table:table-cell office:value-type="string" calcext:value-type="string">
            <text:p>PR</text:p>
          </table:table-cell>
          <table:table-cell office:value-type="float" office:value="6000833" calcext:value-type="float">
            <text:p>6000833</text:p>
          </table:table-cell>
          <table:table-cell office:value-type="string" calcext:value-type="string">
            <text:p>CHACKO K K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RATNA NIVAS, EZHUPUNNA SOUTH</text:p>
          </table:table-cell>
          <table:table-cell office:value-type="float" office:value="10880" calcext:value-type="float">
            <text:p>10880</text:p>
          </table:table-cell>
          <table:table-cell office:value-type="float" office:value="11424" calcext:value-type="float">
            <text:p>114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 KRISHNAN NAIR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PHOTO IN MKTG FOLDER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Color</text:p>
          </table:table-cell>
          <table:table-cell office:value-type="float" office:value="9037460633" calcext:value-type="float">
            <text:p>9037460633</text:p>
          </table:table-cell>
          <table:table-cell office:value-type="string" calcext:value-type="string">
            <text:p>sijo5380@gmail.com</text:p>
          </table:table-cell>
          <table:table-cell office:value-type="string" calcext:value-type="string">
            <text:p>\\10.1.4.14\QASDATA\MATTERPDF\13567046_1.PDF</text:p>
          </table:table-cell>
          <table:table-cell table:number-columns-repeated="16359"/>
        </table:table-row>
        <table:table-row table:style-name="ro1">
          <table:table-cell office:value-type="float" office:value="13567076" calcext:value-type="float">
            <text:p>13567076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MMMK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PR</text:p>
          </table:table-cell>
          <table:table-cell office:value-type="float" office:value="6026797" calcext:value-type="float">
            <text:p>6026797</text:p>
          </table:table-cell>
          <table:table-cell office:value-type="string" calcext:value-type="string">
            <text:p>CHAVARA AD MEDI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CCREDITE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FR MATHEW THUNDIYIL - OBITUARY</text:p>
          </table:table-cell>
          <table:table-cell office:value-type="float" office:value="42120" calcext:value-type="float">
            <text:p>42120</text:p>
          </table:table-cell>
          <table:table-cell office:value-type="float" office:value="37592.1" calcext:value-type="float">
            <text:p>37592.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 MATHEW THUNDIYIL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8921403824" calcext:value-type="float">
            <text:p>8921403824</text:p>
          </table:table-cell>
          <table:table-cell office:value-type="string" calcext:value-type="string">
            <text:p>chavaraadvertising@gmail.com</text:p>
          </table:table-cell>
          <table:table-cell office:value-type="string" calcext:value-type="string">
            <text:p>\\10.1.4.14\QASDATA\MATTERPDF\13567076_1.PDF</text:p>
          </table:table-cell>
          <table:table-cell table:number-columns-repeated="16359"/>
        </table:table-row>
        <table:table-row table:style-name="ro1">
          <table:table-cell office:value-type="float" office:value="13567091" calcext:value-type="float">
            <text:p>13567091</text:p>
          </table:table-cell>
          <table:table-cell office:value-type="string" calcext:value-type="string">
            <text:p>MPM</text:p>
          </table:table-cell>
          <table:table-cell office:value-type="string" calcext:value-type="string">
            <text:p>MMSMN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MPM - N</text:p>
          </table:table-cell>
          <table:table-cell office:value-type="string" calcext:value-type="string">
            <text:p>PR</text:p>
          </table:table-cell>
          <table:table-cell office:value-type="float" office:value="6019412" calcext:value-type="float">
            <text:p>6019412</text:p>
          </table:table-cell>
          <table:table-cell office:value-type="string" calcext:value-type="string">
            <text:p>SHAJI EDAKARA</text:p>
          </table:table-cell>
          <table:table-cell office:value-type="string" calcext:value-type="string">
            <text:p>MALAPPURA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DVT. CANVASSING AGENT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PRAKASH PUTHANMADATHIL</text:p>
          </table:table-cell>
          <table:table-cell office:value-type="float" office:value="2766.4" calcext:value-type="float">
            <text:p>2766.4</text:p>
          </table:table-cell>
          <table:table-cell office:value-type="float" office:value="2904.72" calcext:value-type="float">
            <text:p>2904.72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P.M. PADMANABHAN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table:number-columns-repeated="2"/>
          <table:table-cell office:value-type="string" calcext:value-type="string">
            <text:p>\\10.1.4.14\QASDATA\MATTERPDF\13567091_1.PDF</text:p>
          </table:table-cell>
          <table:table-cell table:number-columns-repeated="16359"/>
        </table:table-row>
        <table:table-row table:style-name="ro1">
          <table:table-cell office:value-type="float" office:value="13567094" calcext:value-type="float">
            <text:p>13567094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MMMK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KTM-ALP</text:p>
          </table:table-cell>
          <table:table-cell office:value-type="string" calcext:value-type="string">
            <text:p>PR</text:p>
          </table:table-cell>
          <table:table-cell office:value-type="float" office:value="6019531" calcext:value-type="float">
            <text:p>6019531</text:p>
          </table:table-cell>
          <table:table-cell office:value-type="string" calcext:value-type="string">
            <text:p>AD-HIT COMMUNICATIONS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N ACCREDITE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RAJAN KUNJU - OBITUARY</text:p>
          </table:table-cell>
          <table:table-cell office:value-type="float" office:value="42120" calcext:value-type="float">
            <text:p>42120</text:p>
          </table:table-cell>
          <table:table-cell office:value-type="float" office:value="37592.1" calcext:value-type="float">
            <text:p>37592.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AJAN KUNJU - OBITUARY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7732185" calcext:value-type="float">
            <text:p>9447732185</text:p>
          </table:table-cell>
          <table:table-cell office:value-type="string" calcext:value-type="string">
            <text:p>adhitchry@gmail.com</text:p>
          </table:table-cell>
          <table:table-cell office:value-type="string" calcext:value-type="string">
            <text:p>\\10.1.4.14\QASDATA\MATTERPDF\13567094_1.PDF</text:p>
          </table:table-cell>
          <table:table-cell table:number-columns-repeated="16359"/>
        </table:table-row>
        <table:table-row table:style-name="ro1">
          <table:table-cell office:value-type="float" office:value="13567094" calcext:value-type="float">
            <text:p>13567094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MMML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KTM-ALP</text:p>
          </table:table-cell>
          <table:table-cell office:value-type="string" calcext:value-type="string">
            <text:p>PR</text:p>
          </table:table-cell>
          <table:table-cell office:value-type="float" office:value="6019531" calcext:value-type="float">
            <text:p>6019531</text:p>
          </table:table-cell>
          <table:table-cell office:value-type="string" calcext:value-type="string">
            <text:p>AD-HIT COMMUNICATIONS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N ACCREDITE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RAJAN KUNJU - OBITUARY</text:p>
          </table:table-cell>
          <table:table-cell office:value-type="float" office:value="30240" calcext:value-type="float">
            <text:p>30240</text:p>
          </table:table-cell>
          <table:table-cell office:value-type="float" office:value="26989.2" calcext:value-type="float">
            <text:p>26989.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AJAN KUNJU - OBITUARY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7732185" calcext:value-type="float">
            <text:p>9447732185</text:p>
          </table:table-cell>
          <table:table-cell office:value-type="string" calcext:value-type="string">
            <text:p>adhitchry@gmail.com</text:p>
          </table:table-cell>
          <table:table-cell office:value-type="string" calcext:value-type="string">
            <text:p>\\10.1.4.14\QASDATA\MATTERPDF\13567094_1.PDF</text:p>
          </table:table-cell>
          <table:table-cell table:number-columns-repeated="16359"/>
        </table:table-row>
        <table:table-row table:style-name="ro1">
          <table:table-cell office:value-type="float" office:value="13567137" calcext:value-type="float">
            <text:p>13567137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MMML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PR</text:p>
          </table:table-cell>
          <table:table-cell office:value-type="float" office:value="6005329" calcext:value-type="float">
            <text:p>6005329</text:p>
          </table:table-cell>
          <table:table-cell office:value-type="string" calcext:value-type="string">
            <text:p>SANTHAMMA GEORGE</text:p>
          </table:table-cell>
          <table:table-cell office:value-type="string" calcext:value-type="string">
            <text:p>ALLEPP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PRATHAP DANIEL</text:p>
          </table:table-cell>
          <table:table-cell office:value-type="float" office:value="11491.2" calcext:value-type="float">
            <text:p>11491.2</text:p>
          </table:table-cell>
          <table:table-cell office:value-type="float" office:value="12065.76" calcext:value-type="float">
            <text:p>12065.76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REYCHAL DANIEL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PHOTO &amp; MATTER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7902523304" calcext:value-type="float">
            <text:p>7902523304</text:p>
          </table:table-cell>
          <table:table-cell/>
          <table:table-cell office:value-type="string" calcext:value-type="string">
            <text:p>\\10.1.4.14\QASDATA\MATTERPDF\13567137_1.PDF</text:p>
          </table:table-cell>
          <table:table-cell table:number-columns-repeated="16359"/>
        </table:table-row>
        <table:table-row table:style-name="ro1">
          <table:table-cell office:value-type="float" office:value="13567141" calcext:value-type="float">
            <text:p>1356714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MSEN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HN - EN</text:p>
          </table:table-cell>
          <table:table-cell office:value-type="string" calcext:value-type="string">
            <text:p>PR</text:p>
          </table:table-cell>
          <table:table-cell office:value-type="float" office:value="6128441" calcext:value-type="float">
            <text:p>6128441</text:p>
          </table:table-cell>
          <table:table-cell office:value-type="string" calcext:value-type="string">
            <text:p>MEDIA MART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N ACCREDITE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SHAJU P JOHN</text:p>
          </table:table-cell>
          <table:table-cell office:value-type="float" office:value="6720" calcext:value-type="float">
            <text:p>6720</text:p>
          </table:table-cell>
          <table:table-cell office:value-type="float" office:value="5997.6" calcext:value-type="float">
            <text:p>5997.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OHN &amp; ELIYAKUTTY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PG2</text:p>
          </table:table-cell>
          <table:table-cell office:value-type="string" calcext:value-type="string">
            <text:p>BW</text:p>
          </table:table-cell>
          <table:table-cell office:value-type="float" office:value="7025150152" calcext:value-type="float">
            <text:p>7025150152</text:p>
          </table:table-cell>
          <table:table-cell office:value-type="string" calcext:value-type="string">
            <text:p>mediamartkochi@gmail.com</text:p>
          </table:table-cell>
          <table:table-cell office:value-type="string" calcext:value-type="string">
            <text:p>\\10.1.4.14\QASDATA\MATTERPDF\13567141_1.PDF</text:p>
          </table:table-cell>
          <table:table-cell table:number-columns-repeated="16359"/>
        </table:table-row>
        <table:table-row table:style-name="ro1">
          <table:table-cell office:value-type="float" office:value="13567143" calcext:value-type="float">
            <text:p>13567143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MME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R</text:p>
          </table:table-cell>
          <table:table-cell office:value-type="float" office:value="6013272" calcext:value-type="float">
            <text:p>6013272</text:p>
          </table:table-cell>
          <table:table-cell office:value-type="string" calcext:value-type="string">
            <text:p>MUHAMMED BABU, COCHIN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DVT. CANVASSING AGENT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RASHMI RAMANAN</text:p>
          </table:table-cell>
          <table:table-cell office:value-type="float" office:value="15929.6" calcext:value-type="float">
            <text:p>15929.6</text:p>
          </table:table-cell>
          <table:table-cell office:value-type="float" office:value="16726.08" calcext:value-type="float">
            <text:p>16726.08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P V SOMASEKARAN NAIR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PHOTO IN MKTG FOLDER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388620781" calcext:value-type="float">
            <text:p>9388620781</text:p>
          </table:table-cell>
          <table:table-cell office:value-type="string" calcext:value-type="string">
            <text:p>manoramakakkanad@gmail.com</text:p>
          </table:table-cell>
          <table:table-cell office:value-type="string" calcext:value-type="string">
            <text:p>\\10.1.4.14\QASDATA\MATTERPDF\13567143_1.PDF</text:p>
          </table:table-cell>
          <table:table-cell table:number-columns-repeated="16359"/>
        </table:table-row>
        <table:table-row table:style-name="ro1">
          <table:table-cell office:value-type="float" office:value="13567152" calcext:value-type="float">
            <text:p>13567152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MME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R</text:p>
          </table:table-cell>
          <table:table-cell office:value-type="float" office:value="6088686" calcext:value-type="float">
            <text:p>6088686</text:p>
          </table:table-cell>
          <table:table-cell office:value-type="string" calcext:value-type="string">
            <text:p>NEWSPAD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N ACCREDITE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MANU</text:p>
          </table:table-cell>
          <table:table-cell office:value-type="float" office:value="9553.2" calcext:value-type="float">
            <text:p>9553.2</text:p>
          </table:table-cell>
          <table:table-cell office:value-type="float" office:value="8526.24" calcext:value-type="float">
            <text:p>8526.24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C F SEBASTIN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9847038862" calcext:value-type="float">
            <text:p>9847038862</text:p>
          </table:table-cell>
          <table:table-cell office:value-type="string" calcext:value-type="string">
            <text:p>newspadchn@gmail.com</text:p>
          </table:table-cell>
          <table:table-cell office:value-type="string" calcext:value-type="string">
            <text:p>\\10.1.4.14\QASDATA\MATTERPDF\13567152_1.PDF</text:p>
          </table:table-cell>
          <table:table-cell table:number-columns-repeated="16359"/>
        </table:table-row>
        <table:table-row table:style-name="ro1">
          <table:table-cell office:value-type="float" office:value="13567157" calcext:value-type="float">
            <text:p>13567157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MME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R</text:p>
          </table:table-cell>
          <table:table-cell office:value-type="float" office:value="6088686" calcext:value-type="float">
            <text:p>6088686</text:p>
          </table:table-cell>
          <table:table-cell office:value-type="string" calcext:value-type="string">
            <text:p>NEWSPAD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N ACCREDITE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UPPAYI JOHN</text:p>
          </table:table-cell>
          <table:table-cell office:value-type="float" office:value="15929.6" calcext:value-type="float">
            <text:p>15929.6</text:p>
          </table:table-cell>
          <table:table-cell office:value-type="float" office:value="14217.16" calcext:value-type="float">
            <text:p>14217.16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JESSY UPPAYI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847038862" calcext:value-type="float">
            <text:p>9847038862</text:p>
          </table:table-cell>
          <table:table-cell office:value-type="string" calcext:value-type="string">
            <text:p>newspadchn@gmail.com</text:p>
          </table:table-cell>
          <table:table-cell office:value-type="string" calcext:value-type="string">
            <text:p>\\10.1.4.14\QASDATA\MATTERPDF\13567157_1.PDF</text:p>
          </table:table-cell>
          <table:table-cell table:number-columns-repeated="16359"/>
        </table:table-row>
        <table:table-row table:style-name="ro1">
          <table:table-cell office:value-type="float" office:value="13567172" calcext:value-type="float">
            <text:p>13567172</text:p>
          </table:table-cell>
          <table:table-cell office:value-type="string" calcext:value-type="string">
            <text:p>QLN</text:p>
          </table:table-cell>
          <table:table-cell office:value-type="string" calcext:value-type="string">
            <text:p>MMMQ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QLN-DEL</text:p>
          </table:table-cell>
          <table:table-cell office:value-type="string" calcext:value-type="string">
            <text:p>PR</text:p>
          </table:table-cell>
          <table:table-cell office:value-type="float" office:value="6030210" calcext:value-type="float">
            <text:p>6030210</text:p>
          </table:table-cell>
          <table:table-cell office:value-type="string" calcext:value-type="string">
            <text:p>ONE TIME CUSTOMER, QUILON.</text:p>
          </table:table-cell>
          <table:table-cell office:value-type="string" calcext:value-type="string">
            <text:p>QUIL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 PAI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VINOD JOSEPH,</text:p>
          </table:table-cell>
          <table:table-cell office:value-type="float" office:value="4104" calcext:value-type="float">
            <text:p>4104</text:p>
          </table:table-cell>
          <table:table-cell office:value-type="float" office:value="4309.2" calcext:value-type="float">
            <text:p>4309.2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PA JOSEPH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OLD MATER WITH CORECTIONS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7587415351" calcext:value-type="float">
            <text:p>7587415351</text:p>
          </table:table-cell>
          <table:table-cell/>
          <table:table-cell office:value-type="string" calcext:value-type="string">
            <text:p>\\10.1.4.14\QASDATA\MATTERPDF\13567172_1.PDF</text:p>
          </table:table-cell>
          <table:table-cell table:number-columns-repeated="16359"/>
        </table:table-row>
        <table:table-row table:style-name="ro1">
          <table:table-cell office:value-type="float" office:value="13567172" calcext:value-type="float">
            <text:p>13567172</text:p>
          </table:table-cell>
          <table:table-cell office:value-type="string" calcext:value-type="string">
            <text:p>QLN</text:p>
          </table:table-cell>
          <table:table-cell office:value-type="string" calcext:value-type="string">
            <text:p>MMMD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QLN-DEL</text:p>
          </table:table-cell>
          <table:table-cell office:value-type="string" calcext:value-type="string">
            <text:p>PR</text:p>
          </table:table-cell>
          <table:table-cell office:value-type="float" office:value="6030210" calcext:value-type="float">
            <text:p>6030210</text:p>
          </table:table-cell>
          <table:table-cell office:value-type="string" calcext:value-type="string">
            <text:p>ONE TIME CUSTOMER, QUILON.</text:p>
          </table:table-cell>
          <table:table-cell office:value-type="string" calcext:value-type="string">
            <text:p>QUIL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 PAI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VINOD JOSEPH,</text:p>
          </table:table-cell>
          <table:table-cell office:value-type="float" office:value="1322.4" calcext:value-type="float">
            <text:p>1322.4</text:p>
          </table:table-cell>
          <table:table-cell office:value-type="float" office:value="1388.52" calcext:value-type="float">
            <text:p>1388.52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PA JOSEPH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OLD MATER WITH CORECTIONS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7587415351" calcext:value-type="float">
            <text:p>7587415351</text:p>
          </table:table-cell>
          <table:table-cell/>
          <table:table-cell office:value-type="string" calcext:value-type="string">
            <text:p>\\10.1.4.14\QASDATA\MATTERPDF\13567172_1.PDF</text:p>
          </table:table-cell>
          <table:table-cell table:number-columns-repeated="16359"/>
        </table:table-row>
        <table:table-row table:style-name="ro1">
          <table:table-cell office:value-type="float" office:value="13567185" calcext:value-type="float">
            <text:p>13567185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MMMP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PR</text:p>
          </table:table-cell>
          <table:table-cell office:value-type="float" office:value="6015889" calcext:value-type="float">
            <text:p>6015889</text:p>
          </table:table-cell>
          <table:table-cell office:value-type="string" calcext:value-type="string">
            <text:p>SAM A SAMUEL</text:p>
          </table:table-cell>
          <table:table-cell office:value-type="string" calcext:value-type="string">
            <text:p>PATHANAMTH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P O ABRAHAM</text:p>
          </table:table-cell>
          <table:table-cell office:value-type="float" office:value="24192" calcext:value-type="float">
            <text:p>24192</text:p>
          </table:table-cell>
          <table:table-cell office:value-type="float" office:value="25401.6" calcext:value-type="float">
            <text:p>25401.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BIT P O ABRAHAM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MATTER FOLDER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7472530" calcext:value-type="float">
            <text:p>9447472530</text:p>
          </table:table-cell>
          <table:table-cell/>
          <table:table-cell office:value-type="string" calcext:value-type="string">
            <text:p>\\10.1.4.14\QASDATA\MATTERPDF\13567185_1.PDF</text:p>
          </table:table-cell>
          <table:table-cell table:number-columns-repeated="16359"/>
        </table:table-row>
        <table:table-row table:style-name="ro1">
          <table:table-cell office:value-type="float" office:value="13567197" calcext:value-type="float">
            <text:p>13567197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MMMP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PR</text:p>
          </table:table-cell>
          <table:table-cell office:value-type="float" office:value="6174437" calcext:value-type="float">
            <text:p>6174437</text:p>
          </table:table-cell>
          <table:table-cell office:value-type="string" calcext:value-type="string">
            <text:p>ALEX THEKKENNATTIL</text:p>
          </table:table-cell>
          <table:table-cell office:value-type="string" calcext:value-type="string">
            <text:p>PATHANAMTH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DVT. CANVASSING AGENT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DR. TIJU CHACKO</text:p>
          </table:table-cell>
          <table:table-cell office:value-type="float" office:value="9576" calcext:value-type="float">
            <text:p>9576</text:p>
          </table:table-cell>
          <table:table-cell office:value-type="float" office:value="10054.8" calcext:value-type="float">
            <text:p>10054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 V GEORGE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SAVED TO MARKETING FOLDER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4692677550" calcext:value-type="float">
            <text:p>4692677550</text:p>
          </table:table-cell>
          <table:table-cell/>
          <table:table-cell office:value-type="string" calcext:value-type="string">
            <text:p>\\10.1.4.14\QASDATA\MATTERPDF\13567197_1.PDF</text:p>
          </table:table-cell>
          <table:table-cell table:number-columns-repeated="16359"/>
        </table:table-row>
        <table:table-row table:style-name="ro1">
          <table:table-cell office:value-type="float" office:value="13567254" calcext:value-type="float">
            <text:p>13567254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MMML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PR</text:p>
          </table:table-cell>
          <table:table-cell office:value-type="float" office:value="6120335" calcext:value-type="float">
            <text:p>6120335</text:p>
          </table:table-cell>
          <table:table-cell office:value-type="string" calcext:value-type="string">
            <text:p>SHANTHI COMMUNICATION</text:p>
          </table:table-cell>
          <table:table-cell office:value-type="string" calcext:value-type="string">
            <text:p>ALLEPPE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N ACCREDITE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AJITH</text:p>
          </table:table-cell>
          <table:table-cell office:value-type="float" office:value="12928" calcext:value-type="float">
            <text:p>12928</text:p>
          </table:table-cell>
          <table:table-cell office:value-type="float" office:value="13574.4" calcext:value-type="float">
            <text:p>13574.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N MEM BIJU BHARATHAN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ATTER &amp; PHOTO COMPOSING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9446194252" calcext:value-type="float">
            <text:p>9446194252</text:p>
          </table:table-cell>
          <table:table-cell office:value-type="string" calcext:value-type="string">
            <text:p>shanthicommunication2012@gmail.com</text:p>
          </table:table-cell>
          <table:table-cell office:value-type="string" calcext:value-type="string">
            <text:p>\\10.1.4.14\QASDATA\MATTERPDF\13567254_1.PDF</text:p>
          </table:table-cell>
          <table:table-cell table:number-columns-repeated="16359"/>
        </table:table-row>
        <table:table-row table:style-name="ro1">
          <table:table-cell office:value-type="float" office:value="13567323" calcext:value-type="float">
            <text:p>13567323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MMMP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PR</text:p>
          </table:table-cell>
          <table:table-cell office:value-type="float" office:value="6144303" calcext:value-type="float">
            <text:p>6144303</text:p>
          </table:table-cell>
          <table:table-cell office:value-type="string" calcext:value-type="string">
            <text:p>BIJU ADVERTISING</text:p>
          </table:table-cell>
          <table:table-cell office:value-type="string" calcext:value-type="string">
            <text:p>PATHANAMTHI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N ACCREDITE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P I MATHEW</text:p>
          </table:table-cell>
          <table:table-cell office:value-type="float" office:value="8618.4" calcext:value-type="float">
            <text:p>8618.4</text:p>
          </table:table-cell>
          <table:table-cell office:value-type="float" office:value="7691.92" calcext:value-type="float">
            <text:p>7691.92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IN MEM M M MATHEW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ATERIAL SEND MARKETING FOLDER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bijusadvt@gmail.com</text:p>
          </table:table-cell>
          <table:table-cell office:value-type="string" calcext:value-type="string">
            <text:p>\\10.1.4.14\QASDATA\MATTERPDF\13567323_1.PDF</text:p>
          </table:table-cell>
          <table:table-cell table:number-columns-repeated="16359"/>
        </table:table-row>
        <table:table-row table:style-name="ro1">
          <table:table-cell office:value-type="float" office:value="13567339" calcext:value-type="float">
            <text:p>135673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MMMO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PR</text:p>
          </table:table-cell>
          <table:table-cell office:value-type="float" office:value="6019790" calcext:value-type="float">
            <text:p>6019790</text:p>
          </table:table-cell>
          <table:table-cell office:value-type="string" calcext:value-type="string">
            <text:p>SREESUJA ADS</text:p>
          </table:table-cell>
          <table:table-cell office:value-type="string" calcext:value-type="string">
            <text:p>BOMBA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OKING DEPO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Nerul Shree Ayappa Seva Samiti</text:p>
          </table:table-cell>
          <table:table-cell office:value-type="float" office:value="2622" calcext:value-type="float">
            <text:p>2622</text:p>
          </table:table-cell>
          <table:table-cell office:value-type="float" office:value="2340.14" calcext:value-type="float">
            <text:p>2340.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rul Shree Ayappa Seva Samiti</text:p>
          </table:table-cell>
          <table:table-cell office:value-type="float" office:value="540000100000001" calcext:value-type="float">
            <text:p>540000100000001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material sent thru lotus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\\10.1.4.14\QASDATA\MATTERPDF\13567339_1.PDF</text:p>
          </table:table-cell>
          <table:table-cell table:number-columns-repeated="16359"/>
        </table:table-row>
        <table:table-row table:style-name="ro1">
          <table:table-cell office:value-type="float" office:value="13567357" calcext:value-type="float">
            <text:p>13567357</text:p>
          </table:table-cell>
          <table:table-cell office:value-type="string" calcext:value-type="string">
            <text:p>QLN</text:p>
          </table:table-cell>
          <table:table-cell office:value-type="string" calcext:value-type="string">
            <text:p>MMMQ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QLN</text:p>
          </table:table-cell>
          <table:table-cell office:value-type="string" calcext:value-type="string">
            <text:p>PR</text:p>
          </table:table-cell>
          <table:table-cell office:value-type="float" office:value="6153840" calcext:value-type="float">
            <text:p>6153840</text:p>
          </table:table-cell>
          <table:table-cell office:value-type="string" calcext:value-type="string">
            <text:p>VALAPPILA COMMUNICATIONS PVT LTD</text:p>
          </table:table-cell>
          <table:table-cell office:value-type="string" calcext:value-type="string">
            <text:p>QUIL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CCREDITE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CHRISTOPHER ISSAC</text:p>
          </table:table-cell>
          <table:table-cell office:value-type="float" office:value="14400" calcext:value-type="float">
            <text:p>14400</text:p>
          </table:table-cell>
          <table:table-cell office:value-type="float" office:value="12852" calcext:value-type="float">
            <text:p>128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RISTOPHER ISSAC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MATERIAL AT KOLLAM ( EMAIL)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4742766140" calcext:value-type="float">
            <text:p>4742766140</text:p>
          </table:table-cell>
          <table:table-cell/>
          <table:table-cell office:value-type="string" calcext:value-type="string">
            <text:p>\\10.1.4.14\QASDATA\MATTERPDF\13567357_1.PDF</text:p>
          </table:table-cell>
          <table:table-cell table:number-columns-repeated="16359"/>
        </table:table-row>
        <table:table-row table:style-name="ro1">
          <table:table-cell office:value-type="float" office:value="13567362" calcext:value-type="float">
            <text:p>13567362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MMMP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PR</text:p>
          </table:table-cell>
          <table:table-cell office:value-type="float" office:value="6109319" calcext:value-type="float">
            <text:p>6109319</text:p>
          </table:table-cell>
          <table:table-cell office:value-type="string" calcext:value-type="string">
            <text:p>RAJESH KUMAR V N</text:p>
          </table:table-cell>
          <table:table-cell office:value-type="string" calcext:value-type="string">
            <text:p>PATHANAMTH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CLR-IN MEM-M.O VARGHESE</text:p>
          </table:table-cell>
          <table:table-cell office:value-type="float" office:value="16128" calcext:value-type="float">
            <text:p>16128</text:p>
          </table:table-cell>
          <table:table-cell office:value-type="float" office:value="16934.4" calcext:value-type="float">
            <text:p>16934.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LR-IN MEM-M.O VARGHESE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CLR-IN MEM-M.O VARGHESE - MTL MKTG FOLDER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2258209" calcext:value-type="float">
            <text:p>2258209</text:p>
          </table:table-cell>
          <table:table-cell/>
          <table:table-cell office:value-type="string" calcext:value-type="string">
            <text:p>\\10.1.4.14\QASDATA\MATTERPDF\13567362_1.PDF</text:p>
          </table:table-cell>
          <table:table-cell table:number-columns-repeated="16359"/>
        </table:table-row>
        <table:table-row table:style-name="ro1">
          <table:table-cell office:value-type="float" office:value="13567363" calcext:value-type="float">
            <text:p>13567363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MMMC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PR</text:p>
          </table:table-cell>
          <table:table-cell office:value-type="float" office:value="6015794" calcext:value-type="float">
            <text:p>6015794</text:p>
          </table:table-cell>
          <table:table-cell office:value-type="string" calcext:value-type="string">
            <text:p>JITHESH. K.P</text:p>
          </table:table-cell>
          <table:table-cell office:value-type="string" calcext:value-type="string">
            <text:p>CALICUT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JOY K L</text:p>
          </table:table-cell>
          <table:table-cell office:value-type="float" office:value="19120" calcext:value-type="float">
            <text:p>19120</text:p>
          </table:table-cell>
          <table:table-cell office:value-type="float" office:value="20076" calcext:value-type="float">
            <text:p>2007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RY P V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633471851" calcext:value-type="float">
            <text:p>9633471851</text:p>
          </table:table-cell>
          <table:table-cell/>
          <table:table-cell office:value-type="string" calcext:value-type="string">
            <text:p>\\10.1.4.14\QASDATA\MATTERPDF\13567363_1.PDF</text:p>
          </table:table-cell>
          <table:table-cell table:number-columns-repeated="16359"/>
        </table:table-row>
        <table:table-row table:style-name="ro1">
          <table:table-cell office:value-type="float" office:value="13567384" calcext:value-type="float">
            <text:p>13567384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MMMN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PR</text:p>
          </table:table-cell>
          <table:table-cell office:value-type="float" office:value="6171796" calcext:value-type="float">
            <text:p>6171796</text:p>
          </table:table-cell>
          <table:table-cell office:value-type="string" calcext:value-type="string">
            <text:p>HARISCHANDRAN K S</text:p>
          </table:table-cell>
          <table:table-cell office:value-type="string" calcext:value-type="string">
            <text:p>KASARGOD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DVT. CANVASSING AGENT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GEENA JISHNU</text:p>
          </table:table-cell>
          <table:table-cell office:value-type="float" office:value="4195.2" calcext:value-type="float">
            <text:p>4195.2</text:p>
          </table:table-cell>
          <table:table-cell office:value-type="float" office:value="4404.96" calcext:value-type="float">
            <text:p>4404.96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BABY.M.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\\10.1.4.14\QASDATA\MATTERPDF\13567384_1.PDF</text:p>
          </table:table-cell>
          <table:table-cell table:number-columns-repeated="16359"/>
        </table:table-row>
        <table:table-row table:style-name="ro1">
          <table:table-cell office:value-type="float" office:value="13567402" calcext:value-type="float">
            <text:p>13567402</text:p>
          </table:table-cell>
          <table:table-cell office:value-type="string" calcext:value-type="string">
            <text:p>PGT</text:p>
          </table:table-cell>
          <table:table-cell office:value-type="string" calcext:value-type="string">
            <text:p>MMMG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PGT</text:p>
          </table:table-cell>
          <table:table-cell office:value-type="string" calcext:value-type="string">
            <text:p>PR</text:p>
          </table:table-cell>
          <table:table-cell office:value-type="float" office:value="6029576" calcext:value-type="float">
            <text:p>6029576</text:p>
          </table:table-cell>
          <table:table-cell office:value-type="string" calcext:value-type="string">
            <text:p>SANALKUMAR R PALAKKAD</text:p>
          </table:table-cell>
          <table:table-cell office:value-type="string" calcext:value-type="string">
            <text:p>PALGHA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DVT. CANVASSING AGENT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C VIJAYAN</text:p>
          </table:table-cell>
          <table:table-cell office:value-type="float" office:value="4833.6" calcext:value-type="float">
            <text:p>4833.6</text:p>
          </table:table-cell>
          <table:table-cell office:value-type="float" office:value="5075.28" calcext:value-type="float">
            <text:p>5075.28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V <text:s/>THANKAMANI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\\10.1.4.14\QASDATA\MATTERPDF\13567402_1.PDF</text:p>
          </table:table-cell>
          <table:table-cell table:number-columns-repeated="16359"/>
        </table:table-row>
        <table:table-row table:style-name="ro1">
          <table:table-cell office:value-type="float" office:value="13567404" calcext:value-type="float">
            <text:p>13567404</text:p>
          </table:table-cell>
          <table:table-cell office:value-type="string" calcext:value-type="string">
            <text:p>TVM</text:p>
          </table:table-cell>
          <table:table-cell office:value-type="string" calcext:value-type="string">
            <text:p>MMMT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TVM</text:p>
          </table:table-cell>
          <table:table-cell office:value-type="string" calcext:value-type="string">
            <text:p>PR</text:p>
          </table:table-cell>
          <table:table-cell office:value-type="float" office:value="6005198" calcext:value-type="float">
            <text:p>6005198</text:p>
          </table:table-cell>
          <table:table-cell office:value-type="string" calcext:value-type="string">
            <text:p>JAZZ ADVERTISING</text:p>
          </table:table-cell>
          <table:table-cell office:value-type="string" calcext:value-type="string">
            <text:p>THIRUVANANT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 ACCRDT. APPROVED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ARUNACHALAM &amp; SONS</text:p>
          </table:table-cell>
          <table:table-cell office:value-type="float" office:value="7417.6" calcext:value-type="float">
            <text:p>7417.6</text:p>
          </table:table-cell>
          <table:table-cell office:value-type="float" office:value="6620.2" calcext:value-type="float">
            <text:p>6620.2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K ARUNACHALAM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AT AT TVM..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9447033723" calcext:value-type="float">
            <text:p>9447033723</text:p>
          </table:table-cell>
          <table:table-cell office:value-type="string" calcext:value-type="string">
            <text:p>jazzadvertising@gmail.com</text:p>
          </table:table-cell>
          <table:table-cell office:value-type="string" calcext:value-type="string">
            <text:p>\\10.1.4.14\QASDATA\MATTERPDF\13567404_1.PDF</text:p>
          </table:table-cell>
          <table:table-cell table:number-columns-repeated="16359"/>
        </table:table-row>
        <table:table-row table:style-name="ro1">
          <table:table-cell office:value-type="float" office:value="13567408" calcext:value-type="float">
            <text:p>13567408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MMMN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PR</text:p>
          </table:table-cell>
          <table:table-cell office:value-type="float" office:value="6107037" calcext:value-type="float">
            <text:p>6107037</text:p>
          </table:table-cell>
          <table:table-cell office:value-type="string" calcext:value-type="string">
            <text:p>ARAVINDAKSHAN .V. C</text:p>
          </table:table-cell>
          <table:table-cell office:value-type="string" calcext:value-type="string">
            <text:p>CANNANO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JAYASHREE</text:p>
          </table:table-cell>
          <table:table-cell office:value-type="float" office:value="11008" calcext:value-type="float">
            <text:p>11008</text:p>
          </table:table-cell>
          <table:table-cell office:value-type="float" office:value="11558.4" calcext:value-type="float">
            <text:p>11558.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 C SATHYANATHAN MASTER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249358222" calcext:value-type="float">
            <text:p>9249358222</text:p>
          </table:table-cell>
          <table:table-cell/>
          <table:table-cell office:value-type="string" calcext:value-type="string">
            <text:p>\\10.1.4.14\QASDATA\MATTERPDF\13567408_1.PDF</text:p>
          </table:table-cell>
          <table:table-cell table:number-columns-repeated="16359"/>
        </table:table-row>
        <table:table-row table:style-name="ro1">
          <table:table-cell office:value-type="float" office:value="13567426" calcext:value-type="float">
            <text:p>13567426</text:p>
          </table:table-cell>
          <table:table-cell office:value-type="string" calcext:value-type="string">
            <text:p>MPM</text:p>
          </table:table-cell>
          <table:table-cell office:value-type="string" calcext:value-type="string">
            <text:p>MMMM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MPM</text:p>
          </table:table-cell>
          <table:table-cell office:value-type="string" calcext:value-type="string">
            <text:p>PR</text:p>
          </table:table-cell>
          <table:table-cell office:value-type="float" office:value="6019412" calcext:value-type="float">
            <text:p>6019412</text:p>
          </table:table-cell>
          <table:table-cell office:value-type="string" calcext:value-type="string">
            <text:p>SHAJI EDAKARA</text:p>
          </table:table-cell>
          <table:table-cell office:value-type="string" calcext:value-type="string">
            <text:p>MALAPPURA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DVT. CANVASSING AGENT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SAJIMON</text:p>
          </table:table-cell>
          <table:table-cell office:value-type="float" office:value="5228.8" calcext:value-type="float">
            <text:p>5228.8</text:p>
          </table:table-cell>
          <table:table-cell office:value-type="float" office:value="5490.24" calcext:value-type="float">
            <text:p>5490.24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SHAJI VARGHESE A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table:number-columns-repeated="2"/>
          <table:table-cell office:value-type="string" calcext:value-type="string">
            <text:p>\\10.1.4.14\QASDATA\MATTERPDF\13567426_1.PDF</text:p>
          </table:table-cell>
          <table:table-cell table:number-columns-repeated="16359"/>
        </table:table-row>
        <table:table-row table:style-name="ro1">
          <table:table-cell office:value-type="float" office:value="13567434" calcext:value-type="float">
            <text:p>13567434</text:p>
          </table:table-cell>
          <table:table-cell office:value-type="string" calcext:value-type="string">
            <text:p>MPM</text:p>
          </table:table-cell>
          <table:table-cell office:value-type="string" calcext:value-type="string">
            <text:p>MMSMN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MPM - N</text:p>
          </table:table-cell>
          <table:table-cell office:value-type="string" calcext:value-type="string">
            <text:p>PR</text:p>
          </table:table-cell>
          <table:table-cell office:value-type="float" office:value="6010899" calcext:value-type="float">
            <text:p>6010899</text:p>
          </table:table-cell>
          <table:table-cell office:value-type="string" calcext:value-type="string">
            <text:p>MANOJ P V</text:p>
          </table:table-cell>
          <table:table-cell office:value-type="string" calcext:value-type="string">
            <text:p>MALAPPURA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PRAVI NARAYAN</text:p>
          </table:table-cell>
          <table:table-cell office:value-type="float" office:value="1732.8" calcext:value-type="float">
            <text:p>1732.8</text:p>
          </table:table-cell>
          <table:table-cell office:value-type="float" office:value="1819.44" calcext:value-type="float">
            <text:p>1819.44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MM VARKEY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float" office:value="9495232322" calcext:value-type="float">
            <text:p>9495232322</text:p>
          </table:table-cell>
          <table:table-cell/>
          <table:table-cell office:value-type="string" calcext:value-type="string">
            <text:p>\\10.1.4.14\QASDATA\MATTERPDF\13567434_1.PDF</text:p>
          </table:table-cell>
          <table:table-cell table:number-columns-repeated="16359"/>
        </table:table-row>
        <table:table-row table:style-name="ro1">
          <table:table-cell office:value-type="float" office:value="13567438" calcext:value-type="float">
            <text:p>13567438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MMMN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PR</text:p>
          </table:table-cell>
          <table:table-cell office:value-type="float" office:value="6025649" calcext:value-type="float">
            <text:p>6025649</text:p>
          </table:table-cell>
          <table:table-cell office:value-type="string" calcext:value-type="string">
            <text:p>BABU P V KANNUR</text:p>
          </table:table-cell>
          <table:table-cell office:value-type="string" calcext:value-type="string">
            <text:p>CANNANO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DVT. CANVASSING AGENT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1990 IRITTY ORORMA TEAM</text:p>
          </table:table-cell>
          <table:table-cell office:value-type="float" office:value="13760" calcext:value-type="float">
            <text:p>13760</text:p>
          </table:table-cell>
          <table:table-cell office:value-type="float" office:value="14448" calcext:value-type="float">
            <text:p>144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AL (VARGHESE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table:number-columns-repeated="2"/>
          <table:table-cell office:value-type="string" calcext:value-type="string">
            <text:p>\\10.1.4.14\QASDATA\MATTERPDF\13567438_1.PDF</text:p>
          </table:table-cell>
          <table:table-cell table:number-columns-repeated="16359"/>
        </table:table-row>
        <table:table-row table:style-name="ro1">
          <table:table-cell office:value-type="float" office:value="13567444" calcext:value-type="float">
            <text:p>13567444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MME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HN-KTM</text:p>
          </table:table-cell>
          <table:table-cell office:value-type="string" calcext:value-type="string">
            <text:p>PR</text:p>
          </table:table-cell>
          <table:table-cell office:value-type="float" office:value="6175862" calcext:value-type="float">
            <text:p>6175862</text:p>
          </table:table-cell>
          <table:table-cell office:value-type="string" calcext:value-type="string">
            <text:p>VARGHESEKUTTY C V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JOCIYA</text:p>
          </table:table-cell>
          <table:table-cell office:value-type="float" office:value="23894.4" calcext:value-type="float">
            <text:p>23894.4</text:p>
          </table:table-cell>
          <table:table-cell office:value-type="float" office:value="25089.12" calcext:value-type="float">
            <text:p>25089.12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P P ULAHANNAN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PHOTO IN MKTG FOLDER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6221922" calcext:value-type="float">
            <text:p>9446221922</text:p>
          </table:table-cell>
          <table:table-cell/>
          <table:table-cell office:value-type="string" calcext:value-type="string">
            <text:p>\\10.1.4.14\QASDATA\MATTERPDF\13567444_1.PDF</text:p>
          </table:table-cell>
          <table:table-cell table:number-columns-repeated="16359"/>
        </table:table-row>
        <table:table-row table:style-name="ro1">
          <table:table-cell office:value-type="float" office:value="13567444" calcext:value-type="float">
            <text:p>13567444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MMK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CHN-KTM</text:p>
          </table:table-cell>
          <table:table-cell office:value-type="string" calcext:value-type="string">
            <text:p>PR</text:p>
          </table:table-cell>
          <table:table-cell office:value-type="float" office:value="6175862" calcext:value-type="float">
            <text:p>6175862</text:p>
          </table:table-cell>
          <table:table-cell office:value-type="string" calcext:value-type="string">
            <text:p>VARGHESEKUTTY C V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JOCIYA</text:p>
          </table:table-cell>
          <table:table-cell office:value-type="float" office:value="16005.6" calcext:value-type="float">
            <text:p>16005.6</text:p>
          </table:table-cell>
          <table:table-cell office:value-type="float" office:value="16805.88" calcext:value-type="float">
            <text:p>16805.88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P P ULAHANNAN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PHOTO IN MKTG FOLDER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6221922" calcext:value-type="float">
            <text:p>9446221922</text:p>
          </table:table-cell>
          <table:table-cell/>
          <table:table-cell office:value-type="string" calcext:value-type="string">
            <text:p>\\10.1.4.14\QASDATA\MATTERPDF\13567444_1.PDF</text:p>
          </table:table-cell>
          <table:table-cell table:number-columns-repeated="16359"/>
        </table:table-row>
        <table:table-row table:style-name="ro1">
          <table:table-cell office:value-type="float" office:value="13567475" calcext:value-type="float">
            <text:p>13567475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MMMK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PR</text:p>
          </table:table-cell>
          <table:table-cell office:value-type="float" office:value="6004778" calcext:value-type="float">
            <text:p>6004778</text:p>
          </table:table-cell>
          <table:table-cell office:value-type="string" calcext:value-type="string">
            <text:p>JINCYMOL KURUVIL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RAKESH</text:p>
          </table:table-cell>
          <table:table-cell office:value-type="float" office:value="12004.2" calcext:value-type="float">
            <text:p>12004.2</text:p>
          </table:table-cell>
          <table:table-cell office:value-type="float" office:value="12604.42" calcext:value-type="float">
            <text:p>12604.42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JOSE JACOB/OBITUARY</text:p>
          </table:table-cell>
          <table:table-cell office:value-type="float" office:value="370001000000007" calcext:value-type="float">
            <text:p>370001000000007</text:p>
          </table:table-cell>
          <table:table-cell office:value-type="string" calcext:value-type="string">
            <text:p>OBITUA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6935109" calcext:value-type="float">
            <text:p>9446935109</text:p>
          </table:table-cell>
          <table:table-cell office:value-type="string" calcext:value-type="string">
            <text:p>kuriakose6660@gmail.com</text:p>
          </table:table-cell>
          <table:table-cell office:value-type="string" calcext:value-type="string">
            <text:p>\\10.1.4.14\QASDATA\MATTERPDF\13567475_1.PDF</text:p>
          </table:table-cell>
          <table:table-cell table:number-columns-repeated="16359"/>
        </table:table-row>
        <table:table-row table:style-name="ro1">
          <table:table-cell office:value-type="float" office:value="13567480" calcext:value-type="float">
            <text:p>13567480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MMMP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PTA-UAE</text:p>
          </table:table-cell>
          <table:table-cell office:value-type="string" calcext:value-type="string">
            <text:p>PR</text:p>
          </table:table-cell>
          <table:table-cell office:value-type="float" office:value="6085576" calcext:value-type="float">
            <text:p>6085576</text:p>
          </table:table-cell>
          <table:table-cell office:value-type="string" calcext:value-type="string">
            <text:p>INTEGRATED ADVTG. SERVICES FZ LLC</text:p>
          </table:table-cell>
          <table:table-cell office:value-type="string" calcext:value-type="string">
            <text:p>Duba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OREIGN AGENCIE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EMMANUEL MARTHOMA CHURCH</text:p>
          </table:table-cell>
          <table:table-cell table:number-columns-repeated="2" office:value-type="float" office:value="228.06" calcext:value-type="float">
            <text:p>228.0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HIBIN K MATHEW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71555443801" calcext:value-type="float">
            <text:p>971555443801</text:p>
          </table:table-cell>
          <table:table-cell office:value-type="string" calcext:value-type="string">
            <text:p>sonu@iasmedia.com</text:p>
          </table:table-cell>
          <table:table-cell office:value-type="string" calcext:value-type="string">
            <text:p>\\10.1.4.14\QASDATA\MATTERPDF\13567480_1.PDF</text:p>
          </table:table-cell>
          <table:table-cell table:number-columns-repeated="16359"/>
        </table:table-row>
        <table:table-row table:style-name="ro1">
          <table:table-cell office:value-type="float" office:value="13567480" calcext:value-type="float">
            <text:p>13567480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MMSUU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PTA-UAE</text:p>
          </table:table-cell>
          <table:table-cell office:value-type="string" calcext:value-type="string">
            <text:p>PR</text:p>
          </table:table-cell>
          <table:table-cell office:value-type="float" office:value="6085576" calcext:value-type="float">
            <text:p>6085576</text:p>
          </table:table-cell>
          <table:table-cell office:value-type="string" calcext:value-type="string">
            <text:p>INTEGRATED ADVTG. SERVICES FZ LLC</text:p>
          </table:table-cell>
          <table:table-cell office:value-type="string" calcext:value-type="string">
            <text:p>Duba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OREIGN AGENCIE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EMMANUEL MARTHOMA CHURCH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HIBIN K MATHEW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71555443801" calcext:value-type="float">
            <text:p>971555443801</text:p>
          </table:table-cell>
          <table:table-cell office:value-type="string" calcext:value-type="string">
            <text:p>sonu@iasmedia.com</text:p>
          </table:table-cell>
          <table:table-cell office:value-type="string" calcext:value-type="string">
            <text:p>\\10.1.4.14\QASDATA\MATTERPDF\13567480_1.PDF</text:p>
          </table:table-cell>
          <table:table-cell table:number-columns-repeated="16359"/>
        </table:table-row>
        <table:table-row table:style-name="ro1">
          <table:table-cell office:value-type="float" office:value="13567488" calcext:value-type="float">
            <text:p>13567488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MMMK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PR</text:p>
          </table:table-cell>
          <table:table-cell office:value-type="float" office:value="6145854" calcext:value-type="float">
            <text:p>6145854</text:p>
          </table:table-cell>
          <table:table-cell office:value-type="string" calcext:value-type="string">
            <text:p>ANJANA JAMES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THE STATE COMMITTEE</text:p>
          </table:table-cell>
          <table:table-cell office:value-type="float" office:value="22464" calcext:value-type="float">
            <text:p>22464</text:p>
          </table:table-cell>
          <table:table-cell office:value-type="float" office:value="23587.2" calcext:value-type="float">
            <text:p>23587.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.C. VARGHESE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7598520" calcext:value-type="float">
            <text:p>9447598520</text:p>
          </table:table-cell>
          <table:table-cell office:value-type="string" calcext:value-type="string">
            <text:p>jameskuttitvp@gmail.com</text:p>
          </table:table-cell>
          <table:table-cell office:value-type="string" calcext:value-type="string">
            <text:p>\\10.1.4.14\QASDATA\MATTERPDF\13567488_1.PDF</text:p>
          </table:table-cell>
          <table:table-cell table:number-columns-repeated="16359"/>
        </table:table-row>
        <table:table-row table:style-name="ro1">
          <table:table-cell office:value-type="float" office:value="13567509" calcext:value-type="float">
            <text:p>13567509</text:p>
          </table:table-cell>
          <table:table-cell office:value-type="string" calcext:value-type="string">
            <text:p>QLN</text:p>
          </table:table-cell>
          <table:table-cell office:value-type="string" calcext:value-type="string">
            <text:p>MMMQ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QLN</text:p>
          </table:table-cell>
          <table:table-cell office:value-type="string" calcext:value-type="string">
            <text:p>PR</text:p>
          </table:table-cell>
          <table:table-cell office:value-type="float" office:value="6026876" calcext:value-type="float">
            <text:p>6026876</text:p>
          </table:table-cell>
          <table:table-cell office:value-type="string" calcext:value-type="string">
            <text:p>RAJESH R</text:p>
          </table:table-cell>
          <table:table-cell office:value-type="string" calcext:value-type="string">
            <text:p>QU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DENCIL JOSEPH,</text:p>
          </table:table-cell>
          <table:table-cell office:value-type="float" office:value="6840" calcext:value-type="float">
            <text:p>6840</text:p>
          </table:table-cell>
          <table:table-cell office:value-type="float" office:value="7182" calcext:value-type="float">
            <text:p>7182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DENCIL JOSEPH (CHELLACHAN)/OBITUARY</text:p>
          </table:table-cell>
          <table:table-cell office:value-type="float" office:value="370001000000007" calcext:value-type="float">
            <text:p>370001000000007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PHOTO, ATER SAVED IN MARKETING FOLDER (PHOTO RTND)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605007912" calcext:value-type="float">
            <text:p>9605007912</text:p>
          </table:table-cell>
          <table:table-cell/>
          <table:table-cell office:value-type="string" calcext:value-type="string">
            <text:p>\\10.1.4.14\QASDATA\MATTERPDF\13567509_1.PDF</text:p>
          </table:table-cell>
          <table:table-cell table:number-columns-repeated="16359"/>
        </table:table-row>
        <table:table-row table:style-name="ro1">
          <table:table-cell office:value-type="float" office:value="13567511" calcext:value-type="float">
            <text:p>13567511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MMML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PR</text:p>
          </table:table-cell>
          <table:table-cell office:value-type="float" office:value="6094647" calcext:value-type="float">
            <text:p>6094647</text:p>
          </table:table-cell>
          <table:table-cell office:value-type="string" calcext:value-type="string">
            <text:p>JAYASREE <text:s/>S</text:p>
          </table:table-cell>
          <table:table-cell office:value-type="string" calcext:value-type="string">
            <text:p>ALLEPP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PROF. K NARAYANAN</text:p>
          </table:table-cell>
          <table:table-cell office:value-type="float" office:value="7676" calcext:value-type="float">
            <text:p>7676</text:p>
          </table:table-cell>
          <table:table-cell office:value-type="float" office:value="8059.8" calcext:value-type="float">
            <text:p>8059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OF. K NARAYANAN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ART WORK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0479 - 2346943</text:p>
          </table:table-cell>
          <table:table-cell/>
          <table:table-cell office:value-type="string" calcext:value-type="string">
            <text:p>\\10.1.4.14\QASDATA\MATTERPDF\13567511_1.PDF</text:p>
          </table:table-cell>
          <table:table-cell table:number-columns-repeated="16359"/>
        </table:table-row>
        <table:table-row table:style-name="ro1">
          <table:table-cell office:value-type="float" office:value="13567513" calcext:value-type="float">
            <text:p>13567513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MMMP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PR</text:p>
          </table:table-cell>
          <table:table-cell office:value-type="float" office:value="6016690" calcext:value-type="float">
            <text:p>6016690</text:p>
          </table:table-cell>
          <table:table-cell office:value-type="string" calcext:value-type="string">
            <text:p>THOMAS PHILIP</text:p>
          </table:table-cell>
          <table:table-cell office:value-type="string" calcext:value-type="string">
            <text:p>PATHANAMTH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M T SAMUEL</text:p>
          </table:table-cell>
          <table:table-cell office:value-type="float" office:value="7660.8" calcext:value-type="float">
            <text:p>7660.8</text:p>
          </table:table-cell>
          <table:table-cell office:value-type="float" office:value="8043.84" calcext:value-type="float">
            <text:p>8043.84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IN MEM M T SAMUEL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ATTER FOLDER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946327181" calcext:value-type="float">
            <text:p>9946327181</text:p>
          </table:table-cell>
          <table:table-cell/>
          <table:table-cell office:value-type="string" calcext:value-type="string">
            <text:p>\\10.1.4.14\QASDATA\MATTERPDF\13567513_1.PDF</text:p>
          </table:table-cell>
          <table:table-cell table:number-columns-repeated="16359"/>
        </table:table-row>
        <table:table-row table:style-name="ro1">
          <table:table-cell office:value-type="float" office:value="13567523" calcext:value-type="float">
            <text:p>13567523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MMMO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PR</text:p>
          </table:table-cell>
          <table:table-cell office:value-type="float" office:value="6016690" calcext:value-type="float">
            <text:p>6016690</text:p>
          </table:table-cell>
          <table:table-cell office:value-type="string" calcext:value-type="string">
            <text:p>THOMAS PHILIP</text:p>
          </table:table-cell>
          <table:table-cell office:value-type="string" calcext:value-type="string">
            <text:p>PATHANAMTH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JOSE MATHAI</text:p>
          </table:table-cell>
          <table:table-cell office:value-type="float" office:value="3268" calcext:value-type="float">
            <text:p>3268</text:p>
          </table:table-cell>
          <table:table-cell office:value-type="float" office:value="3431.4" calcext:value-type="float">
            <text:p>3431.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BIT JOSE MATHAI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MATTER FOLDER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946327181" calcext:value-type="float">
            <text:p>9946327181</text:p>
          </table:table-cell>
          <table:table-cell/>
          <table:table-cell office:value-type="string" calcext:value-type="string">
            <text:p>\\10.1.4.14\QASDATA\MATTERPDF\13567523_1.PDF</text:p>
          </table:table-cell>
          <table:table-cell table:number-columns-repeated="16359"/>
        </table:table-row>
        <table:table-row table:style-name="ro1">
          <table:table-cell office:value-type="float" office:value="13567530" calcext:value-type="float">
            <text:p>13567530</text:p>
          </table:table-cell>
          <table:table-cell office:value-type="string" calcext:value-type="string">
            <text:p>QLN</text:p>
          </table:table-cell>
          <table:table-cell office:value-type="string" calcext:value-type="string">
            <text:p>MMMP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PR</text:p>
          </table:table-cell>
          <table:table-cell office:value-type="float" office:value="6172729" calcext:value-type="float">
            <text:p>6172729</text:p>
          </table:table-cell>
          <table:table-cell office:value-type="string" calcext:value-type="string">
            <text:p>LIJIN MATHAI</text:p>
          </table:table-cell>
          <table:table-cell office:value-type="string" calcext:value-type="string">
            <text:p>QUIL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DVT. CANVASSING AGENT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BMC ENGINEERING COLLGE,</text:p>
          </table:table-cell>
          <table:table-cell office:value-type="float" office:value="16128" calcext:value-type="float">
            <text:p>16128</text:p>
          </table:table-cell>
          <table:table-cell office:value-type="float" office:value="16934.4" calcext:value-type="float">
            <text:p>16934.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 Dr CT EAPEN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ATERIAL SAVED IN MARKETING FOLDER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6341474" calcext:value-type="float">
            <text:p>9446341474</text:p>
          </table:table-cell>
          <table:table-cell office:value-type="string" calcext:value-type="string">
            <text:p>lijinmleela@gmail.com</text:p>
          </table:table-cell>
          <table:table-cell office:value-type="string" calcext:value-type="string">
            <text:p>\\10.1.4.14\QASDATA\MATTERPDF\13567530_1.PDF</text:p>
          </table:table-cell>
          <table:table-cell table:number-columns-repeated="16359"/>
        </table:table-row>
        <table:table-row table:style-name="ro1">
          <table:table-cell office:value-type="float" office:value="13567531" calcext:value-type="float">
            <text:p>13567531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MMMK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PR</text:p>
          </table:table-cell>
          <table:table-cell office:value-type="float" office:value="6166238" calcext:value-type="float">
            <text:p>6166238</text:p>
          </table:table-cell>
          <table:table-cell office:value-type="string" calcext:value-type="string">
            <text:p>AIDED PRIMARY TEACHERS CO-OP SOCTY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THERS</text:p>
          </table:table-cell>
          <table:table-cell office:value-type="float" office:value="6166239" calcext:value-type="float">
            <text:p>6166239</text:p>
          </table:table-cell>
          <table:table-cell office:value-type="string" calcext:value-type="string">
            <text:p>KOTTAYAM</text:p>
          </table:table-cell>
          <table:table-cell office:value-type="float" office:value="22480" calcext:value-type="float">
            <text:p>22480</text:p>
          </table:table-cell>
          <table:table-cell office:value-type="float" office:value="23604" calcext:value-type="float">
            <text:p>2360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 C VARGHESE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/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table:number-columns-repeated="2"/>
          <table:table-cell office:value-type="string" calcext:value-type="string">
            <text:p>\\10.1.4.14\QASDATA\MATTERPDF\13567531_1.PDF</text:p>
          </table:table-cell>
          <table:table-cell table:number-columns-repeated="16359"/>
        </table:table-row>
        <table:table-row table:style-name="ro1">
          <table:table-cell office:value-type="float" office:value="13567532" calcext:value-type="float">
            <text:p>13567532</text:p>
          </table:table-cell>
          <table:table-cell office:value-type="string" calcext:value-type="string">
            <text:p>QLN</text:p>
          </table:table-cell>
          <table:table-cell office:value-type="string" calcext:value-type="string">
            <text:p>MMMQ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QLN</text:p>
          </table:table-cell>
          <table:table-cell office:value-type="string" calcext:value-type="string">
            <text:p>PR</text:p>
          </table:table-cell>
          <table:table-cell office:value-type="float" office:value="6172729" calcext:value-type="float">
            <text:p>6172729</text:p>
          </table:table-cell>
          <table:table-cell office:value-type="string" calcext:value-type="string">
            <text:p>LIJIN MATHAI</text:p>
          </table:table-cell>
          <table:table-cell office:value-type="string" calcext:value-type="string">
            <text:p>QUIL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DVT. CANVASSING AGENT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BMC ENGINEERING COLLGE,</text:p>
          </table:table-cell>
          <table:table-cell office:value-type="float" office:value="14400" calcext:value-type="float">
            <text:p>14400</text:p>
          </table:table-cell>
          <table:table-cell office:value-type="float" office:value="15120" calcext:value-type="float">
            <text:p>151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 Dr CT EAPEN/IN MEMORY</text:p>
          </table:table-cell>
          <table:table-cell office:value-type="float" office:value="370000600000060" calcext:value-type="float">
            <text:p>370000600000060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MATERIAL SAVED IN MARKETING FOLDER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446341474" calcext:value-type="float">
            <text:p>9446341474</text:p>
          </table:table-cell>
          <table:table-cell office:value-type="string" calcext:value-type="string">
            <text:p>lijinmleela@gmail.com</text:p>
          </table:table-cell>
          <table:table-cell office:value-type="string" calcext:value-type="string">
            <text:p>\\10.1.4.14\QASDATA\MATTERPDF\13567532_1.PDF</text:p>
          </table:table-cell>
          <table:table-cell table:number-columns-repeated="16359"/>
        </table:table-row>
        <table:table-row table:style-name="ro1">
          <table:table-cell office:value-type="float" office:value="13567535" calcext:value-type="float">
            <text:p>13567535</text:p>
          </table:table-cell>
          <table:table-cell office:value-type="string" calcext:value-type="string">
            <text:p>QLN</text:p>
          </table:table-cell>
          <table:table-cell office:value-type="string" calcext:value-type="string">
            <text:p>MMMQ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QLN</text:p>
          </table:table-cell>
          <table:table-cell office:value-type="string" calcext:value-type="string">
            <text:p>PR</text:p>
          </table:table-cell>
          <table:table-cell office:value-type="float" office:value="6026453" calcext:value-type="float">
            <text:p>6026453</text:p>
          </table:table-cell>
          <table:table-cell office:value-type="string" calcext:value-type="string">
            <text:p>REJI MATHEW</text:p>
          </table:table-cell>
          <table:table-cell office:value-type="string" calcext:value-type="string">
            <text:p>QU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THANKAMMA PAPACHAN,</text:p>
          </table:table-cell>
          <table:table-cell office:value-type="float" office:value="6840" calcext:value-type="float">
            <text:p>6840</text:p>
          </table:table-cell>
          <table:table-cell office:value-type="float" office:value="7182" calcext:value-type="float">
            <text:p>7182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THANKAMMA PAPACHAN/OBITUARY</text:p>
          </table:table-cell>
          <table:table-cell office:value-type="float" office:value="370001000000007" calcext:value-type="float">
            <text:p>370001000000007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PHOTO (EMAIL) MATER SAVED IN MARKETING FOLDER</text:p>
          </table:table-cell>
          <table:table-cell office:value-type="string" calcext:value-type="string">
            <text:p>REGL</text:p>
          </table:table-cell>
          <table:table-cell office:value-type="string" calcext:value-type="string">
            <text:p>Color</text:p>
          </table:table-cell>
          <table:table-cell office:value-type="float" office:value="9846437976" calcext:value-type="float">
            <text:p>9846437976</text:p>
          </table:table-cell>
          <table:table-cell/>
          <table:table-cell office:value-type="string" calcext:value-type="string">
            <text:p>\\10.1.4.14\QASDATA\MATTERPDF\13567535_1.PDF</text:p>
          </table:table-cell>
          <table:table-cell table:number-columns-repeated="16359"/>
        </table:table-row>
        <table:table-row table:style-name="ro1">
          <table:table-cell office:value-type="float" office:value="13567545" calcext:value-type="float">
            <text:p>13567545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MMMK</text:p>
          </table:table-cell>
          <table:table-cell office:value-type="string" calcext:value-type="string">
            <text:p>01.04.2022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PR</text:p>
          </table:table-cell>
          <table:table-cell office:value-type="float" office:value="6004566" calcext:value-type="float">
            <text:p>6004566</text:p>
          </table:table-cell>
          <table:table-cell office:value-type="string" calcext:value-type="string">
            <text:p>JOHNY JOSEPH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IDE KERALA MM AGENT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ELANJIYIL FAMILY</text:p>
          </table:table-cell>
          <table:table-cell office:value-type="float" office:value="19209" calcext:value-type="float">
            <text:p>19209</text:p>
          </table:table-cell>
          <table:table-cell office:value-type="float" office:value="20169.46" calcext:value-type="float">
            <text:p>20169.46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TRESSIYA KUTTY/OBITUARY</text:p>
          </table:table-cell>
          <table:table-cell office:value-type="float" office:value="370001000000004" calcext:value-type="float">
            <text:p>370001000000004</text:p>
          </table:table-cell>
          <table:table-cell office:value-type="string" calcext:value-type="string">
            <text:p>OBITUARY</text:p>
          </table:table-cell>
          <table:table-cell/>
          <table:table-cell office:value-type="string" calcext:value-type="string">
            <text:p>OBTPG</text:p>
          </table:table-cell>
          <table:table-cell office:value-type="string" calcext:value-type="string">
            <text:p>Color</text:p>
          </table:table-cell>
          <table:table-cell office:value-type="float" office:value="9447120596" calcext:value-type="float">
            <text:p>9447120596</text:p>
          </table:table-cell>
          <table:table-cell office:value-type="string" calcext:value-type="string">
            <text:p>jjppala1@gmail.com</text:p>
          </table:table-cell>
          <table:table-cell office:value-type="string" calcext:value-type="string">
            <text:p>\\10.1.4.14\QASDATA\MATTERPDF\13567545_1.PDF</text:p>
          </table:table-cell>
          <table:table-cell table:number-columns-repeated="16359"/>
        </table:table-row>
      </table:table>
      <table:table table:name="Parameters of Webservice" table:style-name="ta1">
        <table:table-column table:style-name="co25" table:default-cell-style-name="Default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12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Import Parameters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FROM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_TERMIN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IS-M: Publishing Date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TO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_TERMIN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IS-M: Publishing Date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PUBLI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RERZ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Publication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DIVIS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ART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Division</text:p>
          </table:table-cell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Export Parameters of ORDERDATA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RNO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AVM_NR</text:p>
          </table:table-cell>
          <table:table-cell office:value-type="string" calcext:value-type="string">
            <text:p>CHA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-M/AM: Sales Document Number</text:p>
          </table:table-cell>
        </table:table-row>
        <table:table-row table:style-name="ro1">
          <table:table-cell/>
          <table:table-cell office:value-type="string" calcext:value-type="string">
            <text:p>SALESORG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VKORG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es Organization</text:p>
          </table:table-cell>
        </table:table-row>
        <table:table-row table:style-name="ro1">
          <table:table-cell/>
          <table:table-cell office:value-type="string" calcext:value-type="string">
            <text:p>BOOKINGUNIT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UR_BELEINH</text:p>
          </table:table-cell>
          <table:table-cell office:value-type="string" calcext:value-type="string">
            <text:p>CHA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-M: Initial Booking Unit for the OPM Item</text:p>
          </table:table-cell>
        </table:table-row>
        <table:table-row table:style-name="ro1">
          <table:table-cell/>
          <table:table-cell office:value-type="string" calcext:value-type="string">
            <text:p>PUBDATE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E_TERMIN</text:p>
          </table:table-cell>
          <table:table-cell office:value-type="string" calcext:value-type="string">
            <text:p>DAT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-M: Publication Date</text:p>
          </table:table-cell>
        </table:table-row>
        <table:table-row table:style-name="ro1">
          <table:table-cell/>
          <table:table-cell office:value-type="string" calcext:value-type="string">
            <text:p>EDCOMB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ZZEC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ition combination</text:p>
          </table:table-cell>
        </table:table-row>
        <table:table-row table:style-name="ro1">
          <table:table-cell/>
          <table:table-cell office:value-type="string" calcext:value-type="string">
            <text:p>DIVISION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SPART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sion</text:p>
          </table:table-cell>
        </table:table-row>
        <table:table-row table:style-name="ro1">
          <table:table-cell/>
          <table:table-cell office:value-type="string" calcext:value-type="string">
            <text:p>AGCODE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GPAG</text:p>
          </table:table-cell>
          <table:table-cell office:value-type="string" calcext:value-type="string">
            <text:p>CHA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siness Partner: Sold-to Party</text:p>
          </table:table-cell>
        </table:table-row>
        <table:table-row table:style-name="ro1">
          <table:table-cell/>
          <table:table-cell office:value-type="string" calcext:value-type="string">
            <text:p>AGNAME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NAME1_GP</text:p>
          </table:table-cell>
          <table:table-cell office:value-type="string" calcext:value-type="string">
            <text:p>CHA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me 1</text:p>
          </table:table-cell>
        </table:table-row>
        <table:table-row table:style-name="ro1">
          <table:table-cell/>
          <table:table-cell office:value-type="string" calcext:value-type="string">
            <text:p>AGPLACE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ORT01_GP</text:p>
          </table:table-cell>
          <table:table-cell office:value-type="string" calcext:value-type="string">
            <text:p>CHA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/>
          <table:table-cell office:value-type="string" calcext:value-type="string">
            <text:p>AGTYPE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AGEN_GRUP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-M: Agency Type</text:p>
          </table:table-cell>
        </table:table-row>
        <table:table-row table:style-name="ro1">
          <table:table-cell/>
          <table:table-cell office:value-type="string" calcext:value-type="string">
            <text:p>AGTYDESC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ISM_OBJNAME30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-M: General Description of Objects (Length 30)</text:p>
          </table:table-cell>
        </table:table-row>
        <table:table-row table:style-name="ro1">
          <table:table-cell/>
          <table:table-cell office:value-type="string" calcext:value-type="string">
            <text:p>ADVERTISER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INSERENT</text:p>
          </table:table-cell>
          <table:table-cell office:value-type="string" calcext:value-type="string">
            <text:p>CHA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-M: Advertiser</text:p>
          </table:table-cell>
        </table:table-row>
        <table:table-row table:style-name="ro1">
          <table:table-cell/>
          <table:table-cell office:value-type="string" calcext:value-type="string">
            <text:p>ADVNAME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NAME1_GP</text:p>
          </table:table-cell>
          <table:table-cell office:value-type="string" calcext:value-type="string">
            <text:p>CHA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me 1</text:p>
          </table:table-cell>
        </table:table-row>
        <table:table-row table:style-name="ro1">
          <table:table-cell/>
          <table:table-cell office:value-type="string" calcext:value-type="string">
            <text:p>GROSSAMT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KWERT</text:p>
          </table:table-cell>
          <table:table-cell office:value-type="string" calcext:value-type="string">
            <text:p>CUR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ition value</text:p>
          </table:table-cell>
        </table:table-row>
        <table:table-row table:style-name="ro1">
          <table:table-cell/>
          <table:table-cell office:value-type="string" calcext:value-type="string">
            <text:p>NETAMT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KWERT</text:p>
          </table:table-cell>
          <table:table-cell office:value-type="string" calcext:value-type="string">
            <text:p>CUR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ition value</text:p>
          </table:table-cell>
        </table:table-row>
        <table:table-row table:style-name="ro1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HOEHE_S</text:p>
          </table:table-cell>
          <table:table-cell office:value-type="string" calcext:value-type="string">
            <text:p>QUA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-M: Planned Height of the Ad Spec</text:p>
          </table:table-cell>
        </table:table-row>
        <table:table-row table:style-name="ro1">
          <table:table-cell/>
          <table:table-cell office:value-type="string" calcext:value-type="string">
            <text:p>KEYWORD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STICHW</text:p>
          </table:table-cell>
          <table:table-cell office:value-type="string" calcext:value-type="string">
            <text:p>CHA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-M: Keyword</text:p>
          </table:table-cell>
        </table:table-row>
        <table:table-row table:style-name="ro1">
          <table:table-cell/>
          <table:table-cell office:value-type="string" calcext:value-type="string">
            <text:p>PRODHIERCHY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J_PRODH</text:p>
          </table:table-cell>
          <table:table-cell office:value-type="string" calcext:value-type="string">
            <text:p>CHAR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-M/AM: Product Hierarchy</text:p>
          </table:table-cell>
        </table:table-row>
        <table:table-row table:style-name="ro1">
          <table:table-cell/>
          <table:table-cell office:value-type="string" calcext:value-type="string">
            <text:p>PRODHIERTEXT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BEZEI20</text:p>
          </table:table-cell>
          <table:table-cell office:value-type="string" calcext:value-type="string">
            <text:p>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ADSPECTEXT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MOTIVNOTIZ</text:p>
          </table:table-cell>
          <table:table-cell office:value-type="string" calcext:value-type="string">
            <text:p>CHA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-M: Note for Ad Spec Design</text:p>
          </table:table-cell>
        </table:table-row>
        <table:table-row table:style-name="ro1">
          <table:table-cell/>
          <table:table-cell office:value-type="string" calcext:value-type="string">
            <text:p>TCC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INHK_PLAZ</text:p>
          </table:table-cell>
          <table:table-cell office:value-type="string" calcext:value-type="string">
            <text:p>CHA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-M: Positioning content component</text:p>
          </table:table-cell>
        </table:table-row>
        <table:table-row table:style-name="ro1">
          <table:table-cell/>
          <table:table-cell office:value-type="string" calcext:value-type="string">
            <text:p>COLORBW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BEZEICHN15</text:p>
          </table:table-cell>
          <table:table-cell office:value-type="string" calcext:value-type="string">
            <text:p>CHA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-M: Short Text</text:p>
          </table:table-cell>
        </table:table-row>
        <table:table-row table:style-name="ro1">
          <table:table-cell/>
          <table:table-cell office:value-type="string" calcext:value-type="string">
            <text:p>MOBILENO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TELF1</text:p>
          </table:table-cell>
          <table:table-cell office:value-type="string" calcext:value-type="string">
            <text:p>CHA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telephone number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AD_SMTPADR</text:p>
          </table:table-cell>
          <table:table-cell office:value-type="string" calcext:value-type="string">
            <text:p>CHAR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-Mail Address</text:p>
          </table:table-cell>
        </table:table-row>
        <table:table-row table:style-name="ro1">
          <table:table-cell/>
          <table:table-cell office:value-type="string" calcext:value-type="string">
            <text:p>MATPATH</text:p>
          </table:table-cell>
          <table:table-cell office:value-type="string" calcext:value-type="string">
            <text:p>1 Types</text:p>
          </table:table-cell>
          <table:table-cell office:value-type="string" calcext:value-type="string">
            <text:p>CHAR255</text:p>
          </table:table-cell>
          <table:table-cell office:value-type="string" calcext:value-type="string">
            <text:p>CHAR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erial Pa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0T14:42:15.598000000</dc:date>
    <meta:editing-duration>PT1H41M36S</meta:editing-duration>
    <meta:editing-cycles>9</meta:editing-cycles>
    <meta:generator>LibreOffice/7.4.3.2$Windows_X86_64 LibreOffice_project/1048a8393ae2eeec98dff31b5c133c5f1d08b890</meta:generator>
    <meta:document-statistic meta:table-count="2" meta:cell-count="2949" meta:object-count="0"/>
  </office:meta>
</office:document-meta>
</file>